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T11" style:parent-style-name="CommentReference"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fo:language="en" fo:country="US"/>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fo:language="en" fo:country="US"/>
    </style:style>
    <style:style style:name="T17" style:parent-style-name="DefaultParagraphFon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fo:language="en" fo:country="US"/>
    </style:style>
    <style:style style:name="T22" style:parent-style-name="CommentReference" style:family="text">
      <style:text-properties style:font-name-complex="Calibri" fo:font-size="12pt" style:font-size-asian="12pt" style:font-size-complex="12pt"/>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CommentReference"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CommentReference"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P52" style:parent-style-name="CommentText" style:family="paragraph">
      <style:paragraph-properties fo:text-align="start" fo:text-indent="0in"/>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CommentReference" style:family="text">
      <style:text-properties style:font-name-complex="Calibri" fo:font-size="12pt" style:font-size-asian="12pt" style:font-size-complex="12pt"/>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CommentReference" style:family="text">
      <style:text-properties style:font-name-complex="Calibri" fo:font-size="12pt" style:font-size-asian="12pt" style:font-size-complex="12pt"/>
    </style:style>
    <style:style style:name="T62" style:parent-style-name="DefaultParagraphFont" style:family="text">
      <style:text-properties style:font-name-complex="Calibri" fo:font-size="12pt" style:font-size-asian="12pt" style:font-size-complex="12pt"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CommentReference" style:family="text">
      <style:text-properties style:font-name-complex="Calibri" fo:font-size="12pt" style:font-size-asian="12pt" style:font-size-complex="12pt"/>
    </style:style>
    <style:style style:name="P68" style:parent-style-name="Normal" style:family="paragraph">
      <style:paragraph-properties fo:text-align="start" fo:text-indent="0in"/>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fo:color="#00000A"/>
    </style:style>
    <style:style style:name="P73" style:parent-style-name="CommentText" style:family="paragraph">
      <style:paragraph-properties fo:text-align="start" fo:text-indent="0in"/>
    </style:style>
    <style:style style:name="T74" style:parent-style-name="DefaultParagraphFont" style:family="text">
      <style:text-properties fo:color="#000000"/>
    </style:style>
    <style:style style:name="T75" style:parent-style-name="DefaultParagraphFont" style:family="text">
      <style:text-properties fo:color="#00000A"/>
    </style:style>
    <style:style style:name="P76" style:parent-style-name="CommentText" style:family="paragraph">
      <style:paragraph-properties fo:text-align="start" fo:text-indent="0in"/>
    </style:style>
    <style:style style:name="T77" style:parent-style-name="DefaultParagraphFont" style:family="text">
      <style:text-properties fo:color="#000000"/>
    </style:style>
    <style:style style:name="T78" style:parent-style-name="DefaultParagraphFont" style:family="text">
      <style:text-properties fo:color="#00000A"/>
    </style:style>
    <style:style style:name="P79" style:parent-style-name="CommentText" style:family="paragraph">
      <style:paragraph-properties fo:text-align="start" fo:text-indent="0in"/>
    </style:style>
    <style:style style:name="T80" style:parent-style-name="DefaultParagraphFont" style:family="text">
      <style:text-properties fo:color="#000000"/>
    </style:style>
    <style:style style:name="T81" style:parent-style-name="DefaultParagraphFont" style:family="text">
      <style:text-properties fo:color="#00000A"/>
    </style:style>
    <style:style style:name="T82" style:parent-style-name="CommentReference" style:family="text">
      <style:text-properties style:font-name-complex="Calibri" fo:font-size="12pt" style:font-size-asian="12pt" style:font-size-complex="12pt"/>
    </style:style>
    <style:style style:name="T83" style:parent-style-name="DefaultParagraphFont" style:family="text">
      <style:text-properties style:font-name-complex="Calibri"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 style:parent-style-name="Normal" style:family="paragraph">
      <style:paragraph-properties fo:text-align="start" fo:text-indent="0in"/>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CommentReference" style:family="text">
      <style:text-properties style:font-name-complex="Calibri" fo:font-size="12pt" style:font-size-asian="12pt" style:font-size-complex="12pt"/>
    </style:style>
    <style:style style:name="T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CommentReference" style:family="text">
      <style:text-properties style:font-name-complex="Calibri" fo:font-size="12pt" style:font-size-asian="12pt" style:font-size-complex="12pt"/>
    </style:style>
    <style:style style:name="T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4" style:parent-style-name="Normal" style:family="paragraph">
      <style:paragraph-properties fo:text-align="start" fo:text-indent="0in"/>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CommentReference" style:family="text">
      <style:text-properties style:font-name-complex="Calibri" fo:font-size="12pt" style:font-size-asian="12pt" style:font-size-complex="12pt"/>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T103" style:parent-style-name="CommentReference" style:family="text">
      <style:text-properties style:font-name-complex="Calibri" fo:font-size="12pt" style:font-size-asian="12pt" style:font-size-complex="12pt"/>
    </style:style>
    <style:style style:name="T104" style:parent-style-name="CommentReference" style:family="text">
      <style:text-properties style:font-name-complex="Calibri" fo:font-size="12pt" style:font-size-asian="12pt" style:font-size-complex="12pt"/>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P109" style:parent-style-name="CommentText" style:family="paragraph">
      <style:paragraph-properties fo:text-align="start" fo:text-indent="0in"/>
    </style:style>
    <style:style style:name="T110" style:parent-style-name="DefaultParagraphFont" style:family="text">
      <style:text-properties fo:language="en" fo:country="US"/>
    </style:style>
    <style:style style:name="T111" style:parent-style-name="CommentReference" style:family="text">
      <style:text-properties style:font-name-complex="Calibri" fo:font-size="12pt" style:font-size-asian="12pt" style:font-size-complex="12pt"/>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T116" style:parent-style-name="CommentReference"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CommentReference" style:family="text">
      <style:text-properties style:font-name-complex="Calibri" fo:font-size="12pt" style:font-size-asian="12pt" style:font-size-complex="12pt"/>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CommentReference" style:family="text">
      <style:text-properties style:font-name-complex="Calibri" fo:font-size="12pt" style:font-size-asian="12pt" style:font-size-complex="12pt"/>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CommentReference" style:family="text">
      <style:text-properties style:font-name-complex="Calibri" fo:font-size="12pt" style:font-size-asian="12pt" style:font-size-complex="12pt"/>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CommentReference" style:family="text">
      <style:text-properties style:font-name-complex="Calibri" fo:font-size="12pt" style:font-size-asian="12pt" style:font-size-complex="12pt"/>
    </style:style>
    <style:style style:name="T134" style:parent-style-name="CommentReference" style:family="text">
      <style:text-properties style:font-name-complex="Calibri" fo:font-size="12pt" style:font-size-asian="12pt" style:font-size-complex="12pt"/>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CommentReference"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CommentText" style:family="paragraph">
      <style:paragraph-properties fo:text-align="start" fo:text-indent="0in"/>
    </style:style>
    <style:style style:name="T142" style:parent-style-name="CommentReference" style:family="text">
      <style:text-properties style:font-name-complex="Calibri" fo:font-size="12pt" style:font-size-asian="12pt" style:font-size-complex="12pt"/>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CommentReference" style:family="text">
      <style:text-properties style:font-name-complex="Calibri" fo:font-size="12pt" style:font-size-asian="12pt" style:font-size-complex="12pt"/>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CommentReference"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CommentReference" style:family="text">
      <style:text-properties style:font-name-complex="Calibri" fo:font-size="12pt" style:font-size-asian="12pt" style:font-size-complex="12pt"/>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CommentReference"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CommentReference" style:family="text">
      <style:text-properties style:font-name-complex="Calibri" fo:font-size="12pt" style:font-size-asian="12pt" style:font-size-complex="12pt"/>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CommentReference" style:family="text">
      <style:text-properties style:font-name-complex="Calibri" fo:font-size="12pt" style:font-size-asian="12pt" style:font-size-complex="12pt"/>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CommentReference" style:family="text">
      <style:text-properties style:font-name-complex="Calibri" fo:font-size="12pt" style:font-size-asian="12pt" style:font-size-complex="12pt"/>
    </style:style>
    <style:style style:name="T172" style:parent-style-name="DefaultParagraphFont" style:family="text">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CommentReference" style:family="text">
      <style:text-properties style:font-name-complex="Calibri" fo:font-size="12pt" style:font-size-asian="12pt" style:font-size-complex="12pt"/>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T195" style:parent-style-name="CommentReference" style:family="text">
      <style:text-properties style:font-name-complex="Calibri" fo:font-size="12pt" style:font-size-asian="12pt" style:font-size-complex="12pt"/>
    </style:style>
    <style:style style:name="P196" style:parent-style-name="Normal" style:family="paragraph">
      <style:paragraph-properties fo:text-align="start" fo:text-indent="0in"/>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CommentReference" style:family="text">
      <style:text-properties style:font-name-complex="Calibri" fo:font-size="12pt" style:font-size-asian="12pt" style:font-size-complex="12pt"/>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CommentReference" style:family="text">
      <style:text-properties style:font-name-complex="Calibri" fo:font-size="12pt" style:font-size-asian="12pt" style:font-size-complex="12pt"/>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Normal" style:family="paragraph">
      <style:paragraph-properties fo:text-align="start" fo:text-indent="0.4916in"/>
    </style:style>
    <style:style style:name="T2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5" style:parent-style-name="CommentReference" style:family="text">
      <style:text-properties style:font-name-complex="Calibri" fo:font-size="12pt" style:font-size-asian="12pt" style:font-size-complex="12pt"/>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P225" style:parent-style-name="CommentText" style:family="paragraph">
      <style:paragraph-properties fo:text-align="start" fo:text-indent="0in"/>
    </style:style>
    <style:style style:name="P226" style:parent-style-name="CommentText" style:family="paragraph">
      <style:paragraph-properties fo:text-align="start" fo:text-indent="0in"/>
    </style:style>
    <style:style style:name="T227" style:parent-style-name="CommentReference" style:family="text">
      <style:text-properties style:font-name-complex="Calibri" fo:font-size="12pt" style:font-size-asian="12pt" style:font-size-complex="12pt"/>
    </style:style>
    <style:style style:name="P228" style:parent-style-name="Normal" style:family="paragraph">
      <style:paragraph-properties style:text-autospace="none" fo:text-align="start" fo:text-indent="0in"/>
      <style:text-properties fo:hyphenate="true"/>
    </style:style>
    <style:style style:name="T229" style:parent-style-name="animate-in"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nimate-in"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animate-in" style:family="text">
      <style:text-properties style:font-name-complex="Calibri"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DefaultParagraphFont" style:family="text">
      <style:text-properties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fo:font-size="12pt" style:font-size-asian="12pt" style:font-size-complex="12pt" fo:language="en" fo:country="US"/>
    </style:style>
    <style:style style:name="P244" style:parent-style-name="Normal" style:family="paragraph">
      <style:paragraph-properties fo:text-align="start" fo:text-indent="0in"/>
      <style:text-properties fo:font-size="12pt" style:font-size-asian="12pt" style:font-size-complex="12pt" fo:language="en" fo:country="US"/>
    </style:style>
    <style:style style:name="P245" style:parent-style-name="Normal" style:family="paragraph">
      <style:paragraph-properties fo:text-align="start" fo:text-indent="0in"/>
      <style:text-properties fo:font-size="12pt" style:font-size-asian="12pt" style:font-size-complex="12pt" fo:language="en" fo:country="US"/>
    </style:style>
    <style:style style:name="P246" style:parent-style-name="Normal" style:family="paragraph">
      <style:paragraph-properties fo:text-align="start" fo:text-indent="0in"/>
    </style:style>
    <style:style style:name="T247" style:parent-style-name="DefaultParagraphFont" style:family="text">
      <style:text-properties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P255" style:parent-style-name="Normal" style:family="paragraph">
      <style:paragraph-properties style:text-autospace="none" fo:text-align="start" fo:text-indent="0in"/>
      <style:text-properties fo:language="en" fo:country="US" fo:hyphenate="true"/>
    </style:style>
    <style:style style:name="P2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7" style:parent-style-name="Normal"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CommentReference" style:family="text">
      <style:text-properties style:font-name-complex="Calibri" fo:font-size="12pt" style:font-size-asian="12pt" style:font-size-complex="12pt"/>
    </style:style>
    <style:style style:name="T262" style:parent-style-name="DefaultParagraphFont" style:family="text">
      <style:text-properties style:font-name-complex="Calibri" fo:font-size="12pt" style:font-size-asian="12pt" style:font-size-complex="12pt" fo:language="en" fo:country="US"/>
    </style:style>
    <style:style style:name="T263" style:parent-style-name="DefaultParagraphFont" style:family="text">
      <style:text-properties style:font-name-complex="Calibri" fo:font-size="12pt" style:font-size-asian="12pt" style:font-size-complex="12pt" fo:language="en" fo:country="US"/>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CommentReference" style:family="text">
      <style:text-properties style:font-name-complex="Calibri" fo:font-size="12pt" style:font-size-asian="12pt" style:font-size-complex="12pt"/>
    </style:style>
    <style:style style:name="T280" style:parent-style-name="CommentReference" style:family="text">
      <style:text-properties style:font-name-complex="Calibri" fo:font-size="12pt" style:font-size-asian="12pt" style:font-size-complex="12pt"/>
    </style:style>
    <style:style style:name="T281" style:parent-style-name="DefaultParagraphFont" style:family="text">
      <style:text-properties style:font-name-complex="Calibri" fo:font-size="12pt" style:font-size-asian="12pt" style:font-size-complex="12pt" fo:language="en" fo:country="US"/>
    </style:style>
    <style:style style:name="P282" style:parent-style-name="Normal" style:family="paragraph">
      <style:paragraph-properties fo:text-align="start" fo:text-indent="0in"/>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T286" style:parent-style-name="DefaultParagraphFont" style:family="text">
      <style:text-properties fo:language="en" fo:country="US"/>
    </style:style>
    <style:style style:name="P287" style:parent-style-name="CommentText" style:family="paragraph">
      <style:paragraph-properties fo:text-align="start" fo:text-indent="0in"/>
    </style:style>
    <style:style style:name="T288" style:parent-style-name="CommentReference"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Normal" style:family="paragraph">
      <style:paragraph-properties fo:text-align="start" fo:text-indent="0in"/>
    </style:style>
    <style:style style:name="T291" style:parent-style-name="DefaultParagraphFont" style:family="text">
      <style:text-properties style:font-name-complex="Calibri" fo:font-size="12pt" style:font-size-asian="12pt" style:font-size-complex="12pt" fo:language="en" fo:country="US"/>
    </style:style>
    <style:style style:name="T292" style:parent-style-name="DefaultParagraphFont" style:family="text">
      <style:text-properties style:font-name-complex="Calibri" fo:font-size="12pt" style:font-size-asian="12pt" style:font-size-complex="12pt" fo:language="en" fo:country="US"/>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CommentReference" style:family="text">
      <style:text-properties style:font-name-complex="Calibri" fo:font-size="12pt" style:font-size-asian="12pt" style:font-size-complex="12pt"/>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T302" style:parent-style-name="CommentReference" style:family="text">
      <style:text-properties style:font-name-complex="Calibri" fo:font-size="12pt" style:font-size-asian="12pt" style:font-size-complex="12pt"/>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size="12pt" style:font-size-asian="12pt" style:font-size-complex="12pt" fo:language="en" fo:country="US"/>
    </style:style>
    <style:style style:name="P306" style:parent-style-name="Normal" style:family="paragraph">
      <style:paragraph-properties fo:text-align="start" fo:text-indent="0in"/>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T309" style:parent-style-name="DefaultParagraphFont" style:family="text">
      <style:text-properties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style>
    <style:style style:name="T314" style:parent-style-name="DefaultParagraphFont" style:family="text">
      <style:text-properties style:font-name-complex="Calibri" fo:font-size="12pt" style:font-size-asian="12pt" style:font-size-complex="12pt" fo:language="en" fo:country="US"/>
    </style:style>
    <style:style style:name="T315" style:parent-style-name="Strong" style:family="text">
      <style:text-properties fo:font-weight="normal" style:font-weight-asian="normal" style:font-weight-complex="normal" fo:font-size="12pt" style:font-size-asian="12pt" style:font-size-complex="12pt" fo:language="en" fo:country="US"/>
    </style:style>
    <style:style style:name="T316" style:parent-style-name="DefaultParagraphFont" style:family="text">
      <style:text-properties fo:font-size="12pt" style:font-size-asian="12pt" style:font-size-complex="12pt" fo:language="en" fo:country="US"/>
    </style:style>
    <style:style style:name="T317" style:parent-style-name="DefaultParagraphFont" style:family="text">
      <style:text-properties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fo:font-size="12pt" style:font-size-asian="12pt" style:font-size-complex="12pt" fo:language="en" fo:country="US"/>
    </style:style>
    <style:style style:name="P320" style:parent-style-name="Normal" style:family="paragraph">
      <style:paragraph-properties fo:text-align="start" fo:text-indent="0in"/>
      <style:text-properties style:font-name-complex="Calibri" fo:font-size="12pt" style:font-size-asian="12pt" style:font-size-complex="12pt" fo:language="en" fo:country="US"/>
    </style:style>
    <style:style style:name="P321" style:parent-style-name="Normal" style:family="paragraph">
      <style:paragraph-properties fo:text-align="start" fo:text-indent="0in"/>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T333" style:parent-style-name="DefaultParagraphFont" style:family="text">
      <style:text-properties style:font-name-complex="Calibri"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CommentReference" style:family="text">
      <style:text-properties style:font-name-complex="Calibri" fo:font-size="12pt" style:font-size-asian="12pt" style:font-size-complex="12pt"/>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T341" style:parent-style-name="DefaultParagraphFont" style:family="text">
      <style:text-properties style:font-name-complex="Calibri" fo:font-size="12pt" style:font-size-asian="12pt" style:font-size-complex="12pt" fo:language="en" fo:country="US"/>
    </style:style>
    <style:style style:name="P342" style:parent-style-name="Normal" style:family="paragraph">
      <style:paragraph-properties fo:text-align="start" fo:text-indent="0.4916in"/>
    </style:style>
    <style:style style:name="T3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44" style:parent-style-name="CommentReference" style:family="text">
      <style:text-properties style:font-name-complex="Calibri" fo:font-size="12pt" style:font-size-asian="12pt" style:font-size-complex="12pt"/>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Normal" style:family="paragraph">
      <style:paragraph-properties fo:text-align="start" fo:text-indent="0in"/>
      <style:text-properties style:font-name-complex="Calibri" fo:font-size="12pt" style:font-size-asian="12pt" style:font-size-complex="12pt" fo:language="en" fo:country="US"/>
    </style:style>
    <style:style style:name="P360" style:parent-style-name="Normal" style:family="paragraph">
      <style:paragraph-properties fo:text-align="start" fo:text-indent="0in"/>
      <style:text-properties style:font-name-complex="Calibri" fo:font-size="12pt" style:font-size-asian="12pt" style:font-size-complex="12pt" fo:language="en" fo:country="US"/>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DefaultParagraphFont" style:family="text">
      <style:text-properties style:font-name-complex="Calibri" fo:font-size="12pt" style:font-size-asian="12pt" style:font-size-complex="12pt" fo:language="en" fo:country="US"/>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T383" style:parent-style-name="CommentReference" style:family="text">
      <style:text-properties style:font-name-complex="Calibri" fo:font-size="12pt" style:font-size-asian="12pt" style:font-size-complex="12pt"/>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Normal" style:family="paragraph">
      <style:paragraph-properties fo:text-align="start" fo:text-indent="0in"/>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P400" style:parent-style-name="Normal" style:family="paragraph">
      <style:paragraph-properties fo:text-align="start" fo:text-indent="0in"/>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text-properties style:font-name-complex="Calibri" fo:font-size="12pt" style:font-size-asian="12pt" style:font-size-complex="12pt" fo:language="en" fo:country="US"/>
    </style:style>
    <style:style style:name="P402" style:parent-style-name="Normal" style:family="paragraph">
      <style:paragraph-properties fo:text-align="start" fo:text-indent="0in"/>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DefaultParagraphFont" style:family="text">
      <style:text-properties fo:language="en" fo:country="US"/>
    </style:style>
    <style:style style:name="P407" style:parent-style-name="CommentText" style:family="paragraph">
      <style:paragraph-properties fo:text-align="start" fo:text-indent="0in"/>
    </style:style>
    <style:style style:name="P408" style:parent-style-name="Normal"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T416" style:parent-style-name="DefaultParagraphFont" style:family="text">
      <style:text-properties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text-properties style:font-name-complex="Calibri" fo:font-size="12pt" style:font-size-asian="12pt" style:font-size-complex="12pt" fo:language="en" fo:country="US"/>
    </style:style>
    <style:style style:name="P420" style:parent-style-name="Normal" style:family="paragraph">
      <style:paragraph-properties fo:text-align="start" fo:text-indent="0.4916in"/>
    </style:style>
    <style:style style:name="T4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P4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9" style:parent-style-name="Normal" style:family="paragraph">
      <style:paragraph-properties fo:text-align="start" fo:text-indent="0in"/>
      <style:text-properties style:font-name-complex="Calibri" fo:font-size="12pt" style:font-size-asian="12pt" style:font-size-complex="12pt" fo:language="en" fo:country="US"/>
    </style:style>
    <style:style style:name="P430" style:parent-style-name="Normal" style:family="paragraph">
      <style:paragraph-properties fo:text-align="start" fo:text-indent="0in"/>
      <style:text-properties style:font-name-complex="Calibri" fo:font-size="12pt" style:font-size-asian="12pt" style:font-size-complex="12pt" fo:language="en" fo:country="US"/>
    </style:style>
    <style:style style:name="P4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2" style:parent-style-name="Normal" style:family="paragraph">
      <style:paragraph-properties fo:text-align="start" fo:text-indent="0in"/>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text-properties style:font-name-complex="Calibri" fo:font-size="12pt" style:font-size-asian="12pt" style:font-size-complex="12pt" fo:language="en" fo:country="US"/>
    </style:style>
    <style:style style:name="P4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5" style:parent-style-name="Normal" style:family="paragraph">
      <style:paragraph-properties fo:text-align="start" fo:text-indent="0in"/>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CommentReference" style:family="text">
      <style:text-properties style:font-name-complex="Calibri" fo:font-size="12pt" style:font-size-asian="12pt" style:font-size-complex="12pt"/>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CommentReference" style:family="text">
      <style:text-properties style:font-name-complex="Calibri" fo:font-size="12pt" style:font-size-asian="12pt" style:font-size-complex="12pt"/>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CommentReference" style:family="text">
      <style:text-properties style:font-name-complex="Calibri" fo:font-size="12pt" style:font-size-asian="12pt" style:font-size-complex="12pt"/>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CommentReference" style:family="text">
      <style:text-properties style:font-name-complex="Calibri" fo:font-size="12pt" style:font-size-asian="12pt" style:font-size-complex="12pt"/>
    </style:style>
    <style:style style:name="P470" style:parent-style-name="CommentText" style:family="paragraph">
      <style:paragraph-properties fo:text-align="start" fo:text-indent="0in"/>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CommentReference" style:family="text">
      <style:text-properties style:font-name-complex="Calibri" fo:font-size="12pt" style:font-size-asian="12pt" style:font-size-complex="12pt"/>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80" style:parent-style-name="Normal" style:family="paragraph">
      <style:paragraph-properties fo:text-align="start" fo:text-indent="0.4916in"/>
    </style:style>
    <style:style style:name="T4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82" style:parent-style-name="DefaultParagraphFont" style:family="text">
      <style:text-properties style:font-name="Times New Roman" fo:font-size="12pt" style:font-size-asian="12pt" style:font-size-complex="12pt" fo:language="en" fo:country="US"/>
    </style:style>
    <style:style style:name="P483" style:parent-style-name="Normal" style:family="paragraph">
      <style:paragraph-properties fo:text-align="start" fo:text-indent="0.4916in"/>
    </style:style>
    <style:style style:name="T4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P488" style:parent-style-name="Normal" style:family="paragraph">
      <style:paragraph-properties fo:text-align="start" fo:text-indent="0.4916in"/>
    </style:style>
    <style:style style:name="T4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92" style:parent-style-name="Standard" style:family="paragraph">
      <style:paragraph-properties fo:text-indent="0in"/>
      <style:text-properties style:font-name="Times New Roman"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CommentReference" style:family="text">
      <style:text-properties style:font-name-complex="Calibri" fo:font-size="12pt" style:font-size-asian="12pt" style:font-size-complex="12pt"/>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0" style:parent-style-name="Normal" style:family="paragraph">
      <style:paragraph-properties fo:text-align="start" fo:text-indent="0in"/>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CommentReference" style:family="text">
      <style:text-properties style:font-name-complex="Calibri" fo:font-size="12pt" style:font-size-asian="12pt" style:font-size-complex="12pt"/>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CommentReference" style:family="text">
      <style:text-properties style:font-name-complex="Calibri" fo:font-size="12pt" style:font-size-asian="12pt" style:font-size-complex="12pt"/>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style>
    <style:style style:name="T5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CommentReference" style:family="text">
      <style:text-properties style:font-name-complex="Calibri" fo:font-size="12pt" style:font-size-asian="12pt" style:font-size-complex="12pt"/>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CommentReference" style:family="text">
      <style:text-properties style:font-name-complex="Calibri" fo:font-size="12pt" style:font-size-asian="12pt" style:font-size-complex="12pt"/>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CommentReference" style:family="text">
      <style:text-properties style:font-name-complex="Calibri" fo:font-size="12pt" style:font-size-asian="12pt" style:font-size-complex="12pt"/>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CommentReference" style:family="text">
      <style:text-properties style:font-name-complex="Calibri" fo:font-size="12pt" style:font-size-asian="12pt" style:font-size-complex="12pt"/>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CommentText" style:family="paragraph">
      <style:paragraph-properties fo:text-align="start" fo:text-indent="0in"/>
    </style:style>
    <style:style style:name="T556" style:parent-style-name="CommentReference" style:family="text">
      <style:text-properties style:font-name-complex="Calibri" fo:font-size="12pt" style:font-size-asian="12pt" style:font-size-complex="12pt"/>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CommentReference" style:family="text">
      <style:text-properties style:font-name-complex="Calibri" fo:font-size="12pt" style:font-size-asian="12pt" style:font-size-complex="12pt"/>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CommentReference" style:family="text">
      <style:text-properties style:font-name-complex="Calibri" fo:font-size="12pt" style:font-size-asian="12pt" style:font-size-complex="12pt"/>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style>
    <style:style style:name="T570" style:parent-style-name="DefaultParagraphFont" style:family="text">
      <style:text-properties style:font-name-complex="Calibri"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T578" style:parent-style-name="CommentReference" style:family="text">
      <style:text-properties style:font-name-complex="Calibri" fo:font-size="12pt" style:font-size-asian="12pt" style:font-size-complex="12pt"/>
    </style:style>
    <style:style style:name="T579" style:parent-style-name="CommentReference" style:family="text">
      <style:text-properties style:font-name-complex="Calibri" fo:font-size="12pt" style:font-size-asian="12pt" style:font-size-complex="12pt"/>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CommentReference" style:family="text">
      <style:text-properties style:font-name-complex="Calibri" fo:font-size="12pt" style:font-size-asian="12pt" style:font-size-complex="12pt"/>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CommentReference" style:family="text">
      <style:text-properties style:font-name-complex="Calibri" fo:font-size="12pt" style:font-size-asian="12pt" style:font-size-complex="12pt"/>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1" style:parent-style-name="Normal" style:family="paragraph">
      <style:paragraph-properties fo:text-align="start" fo:text-indent="0in"/>
    </style:style>
    <style:style style:name="T6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P6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size="12pt" style:font-size-asian="12pt" style:font-size-complex="12pt"/>
    </style:style>
    <style:style style:name="P6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0" style:parent-style-name="Normal" style:family="paragraph">
      <style:paragraph-properties fo:text-align="start" fo:text-indent="0.4916in"/>
      <style:text-properties style:font-name-complex="Calibri" fo:font-size="12pt" style:font-size-asian="12pt" style:font-size-complex="12pt"/>
    </style:style>
    <style:style style:name="P6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2" style:parent-style-name="Normal" style:family="paragraph">
      <style:paragraph-properties fo:text-align="start" fo:text-indent="0.4916in"/>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5" style:parent-style-name="Normal" style:family="paragraph">
      <style:paragraph-properties fo:text-align="start" fo:text-indent="0.4916in"/>
      <style:text-properties style:font-name-complex="Calibri" fo:font-size="12pt" style:font-size-asian="12pt" style:font-size-complex="12pt"/>
    </style:style>
    <style:style style:name="P6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7" style:parent-style-name="Normal" style:family="paragraph">
      <style:paragraph-properties fo:text-align="start" fo:text-indent="0.4916in"/>
      <style:text-properties style:font-name-complex="Calibri" fo:font-size="12pt" style:font-size-asian="12pt" style:font-size-complex="12pt"/>
    </style:style>
    <style:style style:name="P658" style:parent-style-name="Normal" style:family="paragraph">
      <style:paragraph-properties fo:text-align="start" fo:text-indent="0.4916in"/>
      <style:text-properties style:font-name-complex="Calibri" fo:font-size="12pt" style:font-size-asian="12pt" style:font-size-complex="12pt"/>
    </style:style>
    <style:style style:name="P65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0" style:parent-style-name="Normal" style:family="paragraph">
      <style:paragraph-properties fo:text-align="start" fo:text-indent="0.4916in"/>
      <style:text-properties style:font-name-complex="Calibri" fo:font-size="12pt" style:font-size-asian="12pt" style:font-size-complex="12pt"/>
    </style:style>
    <style:style style:name="P661" style:parent-style-name="Normal" style:family="paragraph">
      <style:paragraph-properties fo:text-align="start" fo:text-indent="0in"/>
      <style:text-properties style:font-name-complex="Calibri" fo:font-size="12pt" style:font-size-asian="12pt" style:font-size-complex="12pt"/>
    </style:style>
    <style:style style:name="P66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3" style:parent-style-name="Standard" style:family="paragraph">
      <style:paragraph-properties fo:text-align="start" fo:text-indent="0in"/>
    </style:style>
    <style:style style:name="T664" style:parent-style-name="Absatz-Standardschriftart" style:family="text">
      <style:text-properties style:font-name-complex="Calibri" fo:font-size="12pt" style:font-size-asian="12pt" style:font-size-complex="12pt"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T668" style:parent-style-name="CommentReference" style:family="text">
      <style:text-properties fo:font-size="12pt" style:font-size-asian="12pt" style:font-size-complex="12pt"/>
    </style:style>
    <style:style style:name="T669" style:parent-style-name="CommentReference" style:family="text">
      <style:text-properties fo:font-size="12pt" style:font-size-asian="12pt" style:font-size-complex="12pt"/>
    </style:style>
    <style:style style:name="T670" style:parent-style-name="Absatz-Standardschriftart" style:family="text">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style>
    <style:style style:name="T672" style:parent-style-name="Absatz-Standardschriftart" style:family="text">
      <style:text-properties style:font-name-complex="Calibri" fo:font-size="12pt" style:font-size-asian="12pt" style:font-size-complex="12pt" fo:language="en" fo:country="US"/>
    </style:style>
    <style:style style:name="T673" style:parent-style-name="Absatz-Standardschriftart" style:family="text">
      <style:text-properties style:font-name-complex="Calibri"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CommentReference" style:family="text">
      <style:text-properties fo:font-size="12pt" style:font-size-asian="12pt" style:font-size-complex="12pt"/>
    </style:style>
    <style:style style:name="T676" style:parent-style-name="DefaultParagraphFont" style:family="text">
      <style:text-properties fo:font-size="12pt" style:font-size-asian="12pt" style:font-size-complex="12pt" fo:language="en" fo:country="US"/>
    </style:style>
    <style:style style:name="T677" style:parent-style-name="DefaultParagraphFont" style:family="text">
      <style:text-properties fo:font-size="12pt" style:font-size-asian="12pt" style:font-size-complex="12pt"/>
    </style:style>
    <style:style style:name="T678" style:parent-style-name="DefaultParagraphFont" style:family="text">
      <style:text-properties fo:font-size="12pt" style:font-size-asian="12pt" style:font-size-complex="12pt" fo:language="en" fo:country="US"/>
    </style:style>
    <style:style style:name="T679" style:parent-style-name="Absatz-Standardschriftart" style:family="text">
      <style:text-properties style:font-name-complex="Calibri" fo:font-size="12pt" style:font-size-asian="12pt" style:font-size-complex="12pt"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CommentReference" style:family="text">
      <style:text-properties fo:font-size="12pt" style:font-size-asian="12pt" style:font-size-complex="12pt"/>
    </style:style>
    <style:style style:name="T683" style:parent-style-name="Absatz-Standardschriftart" style:family="text">
      <style:text-properties style:font-name-complex="Calibri" fo:font-size="12pt" style:font-size-asian="12pt" style:font-size-complex="12pt" fo:language="en" fo:country="US"/>
    </style:style>
    <style:style style:name="T684" style:parent-style-name="Absatz-Standardschriftart" style:family="text">
      <style:text-properties style:font-name-complex="Calibri" fo:font-size="12pt" style:font-size-asian="12pt" style:font-size-complex="12pt" fo:language="en" fo:country="US"/>
    </style:style>
    <style:style style:name="T685" style:parent-style-name="DefaultParagraphFont" style:family="text">
      <style:text-properties fo:font-size="12pt" style:font-size-asian="12pt" style:font-size-complex="12pt" fo:language="en" fo:country="US"/>
    </style:style>
    <style:style style:name="T686" style:parent-style-name="DefaultParagraphFont" style:family="text">
      <style:text-properties fo:font-size="12pt" style:font-size-asian="12pt" style:font-size-complex="12pt"/>
    </style:style>
    <style:style style:name="T687" style:parent-style-name="Absatz-Standardschriftart" style:family="text">
      <style:text-properties style:font-name-complex="Calibri" fo:font-size="12pt" style:font-size-asian="12pt" style:font-size-complex="12pt" fo:language="en" fo:country="US"/>
    </style:style>
    <style:style style:name="T688" style:parent-style-name="Absatz-Standardschriftart" style:family="text">
      <style:text-properties style:font-name-complex="Calibri" fo:font-size="12pt" style:font-size-asian="12pt" style:font-size-complex="12pt"/>
    </style:style>
    <style:style style:name="T689" style:parent-style-name="Absatz-Standardschriftart" style:family="text">
      <style:text-properties style:font-name-complex="Calibri" fo:font-size="12pt" style:font-size-asian="12pt" style:font-size-complex="12pt" fo:language="en" fo:country="US"/>
    </style:style>
    <style:style style:name="P690" style:parent-style-name="Standard" style:family="paragraph">
      <style:paragraph-properties fo:text-align="start" fo:text-indent="0in"/>
      <style:text-properties style:font-name-complex="Calibri" fo:font-size="12pt" style:font-size-asian="12pt" style:font-size-complex="12pt" fo:language="en" fo:country="US"/>
    </style:style>
    <style:style style:name="P691" style:parent-style-name="Standard" style:family="paragraph">
      <style:paragraph-properties fo:text-align="start" fo:text-indent="0in"/>
    </style:style>
    <style:style style:name="T6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93" style:parent-style-name="Standard" style:family="paragraph">
      <style:paragraph-properties fo:text-align="start" fo:text-indent="0in"/>
    </style:style>
    <style:style style:name="T694" style:parent-style-name="Absatz-Standardschriftart" style:family="text">
      <style:text-properties style:font-name-complex="Calibri" fo:font-size="12pt" style:font-size-asian="12pt" style:font-size-complex="12pt" fo:language="en" fo:country="US"/>
    </style:style>
    <style:style style:name="T695" style:parent-style-name="Absatz-Standardschriftar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T697" style:parent-style-name="CommentReference" style:family="text">
      <style:text-properties fo:font-size="12pt" style:font-size-asian="12pt" style:font-size-complex="12pt"/>
    </style:style>
    <style:style style:name="T698" style:parent-style-name="Absatz-Standardschriftart" style:family="text">
      <style:text-properties style:font-name-complex="Calibri" fo:font-size="12pt" style:font-size-asian="12pt" style:font-size-complex="12pt" fo:language="en" fo:country="US"/>
    </style:style>
    <style:style style:name="T699" style:parent-style-name="Absatz-Standardschriftar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P701" style:parent-style-name="Kommentartext" style:family="paragraph">
      <style:paragraph-properties fo:text-align="start" fo:text-indent="0in"/>
    </style:style>
    <style:style style:name="T702" style:parent-style-name="Absatz-Standardschriftart" style:family="text">
      <style:text-properties fo:font-size="12pt" style:font-size-asian="12pt" style:font-size-complex="12pt" fo:language="en" fo:country="US"/>
    </style:style>
    <style:style style:name="T703" style:parent-style-name="CommentReference" style:family="text">
      <style:text-properties fo:font-size="12pt" style:font-size-asian="12pt" style:font-size-complex="12pt"/>
    </style:style>
    <style:style style:name="T704" style:parent-style-name="Absatz-Standardschriftart" style:family="text">
      <style:text-properties fo:font-size="12pt" style:font-size-asian="12pt" style:font-size-complex="12pt" fo:language="en" fo:country="US"/>
    </style:style>
    <style:style style:name="P705" style:parent-style-name="Standard" style:family="paragraph">
      <style:paragraph-properties fo:text-align="start" fo:text-indent="0in"/>
      <style:text-properties fo:font-size="12pt" style:font-size-asian="12pt" style:font-size-complex="12pt" fo:language="en" fo:country="US"/>
    </style:style>
    <style:style style:name="P7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7" style:parent-style-name="Standard" style:family="paragraph">
      <style:paragraph-properties fo:text-align="start" fo:text-indent="0in"/>
    </style:style>
    <style:style style:name="T708" style:parent-style-name="Absatz-Standardschriftart" style:family="text">
      <style:text-properties fo:font-size="12pt" style:font-size-asian="12pt" style:font-size-complex="12pt" fo:language="en" fo:country="US"/>
    </style:style>
    <style:style style:name="T709" style:parent-style-name="Absatz-Standardschriftart" style:family="text">
      <style:text-properties fo:font-size="12pt" style:font-size-asian="12pt" style:font-size-complex="12pt" fo:language="en" fo:country="US"/>
    </style:style>
    <style:style style:name="P710" style:parent-style-name="CommentText" style:family="paragraph">
      <style:paragraph-properties fo:text-align="start" fo:text-indent="0in"/>
    </style:style>
    <style:style style:name="T711" style:parent-style-name="DefaultParagraphFont" style:family="text">
      <style:text-properties fo:language="en" fo:country="US"/>
    </style:style>
    <style:style style:name="P712" style:parent-style-name="CommentText" style:family="paragraph">
      <style:paragraph-properties fo:text-align="start" fo:text-indent="0in"/>
    </style:style>
    <style:style style:name="T713" style:parent-style-name="DefaultParagraphFont" style:family="text">
      <style:text-properties fo:language="en" fo:country="US"/>
    </style:style>
    <style:style style:name="T714" style:parent-style-name="Absatz-Standardschriftart" style:family="text">
      <style:text-properties fo:font-size="12pt" style:font-size-asian="12pt" style:font-size-complex="12pt" fo:language="en" fo:country="US"/>
    </style:style>
    <style:style style:name="T715" style:parent-style-name="Absatz-Standardschriftart" style:family="text">
      <style:text-properties fo:font-size="12pt" style:font-size-asian="12pt" style:font-size-complex="12pt" fo:language="en" fo:country="US"/>
    </style:style>
    <style:style style:name="P716" style:parent-style-name="CommentText" style:family="paragraph">
      <style:paragraph-properties fo:text-align="start" fo:text-indent="0in"/>
    </style:style>
    <style:style style:name="T717" style:parent-style-name="CommentReference" style:family="text">
      <style:text-properties fo:font-size="12pt" style:font-size-asian="12pt" style:font-size-complex="12pt"/>
    </style:style>
    <style:style style:name="T718" style:parent-style-name="Absatz-Standardschriftart" style:family="text">
      <style:text-properties fo:font-size="12pt" style:font-size-asian="12pt" style:font-size-complex="12pt" fo:language="en" fo:country="US"/>
    </style:style>
    <style:style style:name="T719" style:parent-style-name="Absatz-Standardschriftart" style:family="text">
      <style:text-properties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CommentReference" style:family="text">
      <style:text-properties fo:font-size="12pt" style:font-size-asian="12pt" style:font-size-complex="12pt"/>
    </style:style>
    <style:style style:name="T722" style:parent-style-name="Absatz-Standardschriftart" style:family="text">
      <style:text-properties fo:font-size="12pt" style:font-size-asian="12pt" style:font-size-complex="12pt" fo:language="en" fo:country="US"/>
    </style:style>
    <style:style style:name="T723" style:parent-style-name="Absatz-Standardschriftart" style:family="text">
      <style:text-properties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Absatz-Standardschriftart" style:family="text">
      <style:text-properties fo:language="en" fo:country="US"/>
    </style:style>
    <style:style style:name="P726" style:parent-style-name="CommentText" style:family="paragraph">
      <style:paragraph-properties fo:text-align="start" fo:text-indent="0in"/>
    </style:style>
    <style:style style:name="T727" style:parent-style-name="CommentReference" style:family="text">
      <style:text-properties fo:font-size="12pt" style:font-size-asian="12pt" style:font-size-complex="12pt"/>
    </style:style>
    <style:style style:name="T728" style:parent-style-name="CommentReference" style:family="text">
      <style:text-properties fo:font-size="12pt" style:font-size-asian="12pt" style:font-size-complex="12pt"/>
    </style:style>
    <style:style style:name="T729" style:parent-style-name="Absatz-Standardschriftart" style:family="text">
      <style:text-properties fo:font-size="12pt" style:font-size-asian="12pt" style:font-size-complex="12pt" fo:language="en" fo:country="US"/>
    </style:style>
    <style:style style:name="T730" style:parent-style-name="Absatz-Standardschriftart" style:family="text">
      <style:text-properties fo:font-size="12pt" style:font-size-asian="12pt" style:font-size-complex="12pt" fo:language="en" fo:country="US"/>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T733" style:parent-style-name="CommentReference" style:family="text">
      <style:text-properties fo:font-size="12pt" style:font-size-asian="12pt" style:font-size-complex="12pt"/>
    </style:style>
    <style:style style:name="T734" style:parent-style-name="CommentReference" style:family="text">
      <style:text-properties fo:font-size="12pt" style:font-size-asian="12pt" style:font-size-complex="12pt"/>
    </style:style>
    <style:style style:name="T735" style:parent-style-name="Absatz-Standardschriftart" style:family="text">
      <style:text-properties fo:font-size="12pt" style:font-size-asian="12pt" style:font-size-complex="12pt" fo:language="en" fo:country="US"/>
    </style:style>
    <style:style style:name="T736" style:parent-style-name="Absatz-Standardschriftart" style:family="text">
      <style:text-properties fo:font-size="12pt" style:font-size-asian="12pt" style:font-size-complex="12pt" fo:language="en" fo:country="US"/>
    </style:style>
    <style:style style:name="P737" style:parent-style-name="CommentText" style:family="paragraph">
      <style:paragraph-properties fo:text-align="start" fo:text-indent="0in"/>
    </style:style>
    <style:style style:name="P738" style:parent-style-name="Kommentartext" style:family="paragraph">
      <style:paragraph-properties fo:text-align="start" fo:text-indent="0in"/>
    </style:style>
    <style:style style:name="T739" style:parent-style-name="CommentReference" style:family="text">
      <style:text-properties fo:font-size="12pt" style:font-size-asian="12pt" style:font-size-complex="12pt"/>
    </style:style>
    <style:style style:name="T740" style:parent-style-name="Absatz-Standardschriftart" style:family="text">
      <style:text-properties fo:font-size="12pt" style:font-size-asian="12pt" style:font-size-complex="12pt" fo:language="en" fo:country="US"/>
    </style:style>
    <style:style style:name="P741" style:parent-style-name="Standard" style:family="paragraph">
      <style:paragraph-properties fo:text-align="start" fo:text-indent="0in"/>
      <style:text-properties fo:font-size="12pt" style:font-size-asian="12pt" style:font-size-complex="12pt" fo:language="en" fo:country="US"/>
    </style:style>
    <style:style style:name="P742" style:parent-style-name="Standard" style:family="paragraph">
      <style:paragraph-properties fo:text-align="start" fo:text-indent="0in"/>
    </style:style>
    <style:style style:name="T743" style:parent-style-name="Absatz-Standardschriftart" style:family="text">
      <style:text-properties fo:font-size="12pt" style:font-size-asian="12pt" style:font-size-complex="12pt" fo:language="en" fo:country="US"/>
    </style:style>
    <style:style style:name="T744" style:parent-style-name="Absatz-Standardschriftart" style:family="text">
      <style:text-properties fo:font-size="12pt" style:font-size-asian="12pt" style:font-size-complex="12pt" fo:language="en" fo:country="US"/>
    </style:style>
    <style:style style:name="P745" style:parent-style-name="Kommentartext" style:family="paragraph">
      <style:paragraph-properties fo:text-align="start" fo:text-indent="0in"/>
    </style:style>
    <style:style style:name="T746" style:parent-style-name="Absatz-Standardschriftart" style:family="text">
      <style:text-properties fo:font-size="12pt" style:font-size-asian="12pt" style:font-size-complex="12pt" fo:language="en" fo:country="US"/>
    </style:style>
    <style:style style:name="T747" style:parent-style-name="Absatz-Standardschriftart" style:family="text">
      <style:text-properties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DefaultParagraphFont" style:family="text">
      <style:text-properties fo:language="en" fo:country="US"/>
    </style:style>
    <style:style style:name="P750" style:parent-style-name="CommentText" style:family="paragraph">
      <style:paragraph-properties fo:text-align="start" fo:text-indent="0in"/>
    </style:style>
    <style:style style:name="T751" style:parent-style-name="DefaultParagraphFont" style:family="text">
      <style:text-properties fo:language="en" fo:country="US"/>
    </style:style>
    <style:style style:name="T752" style:parent-style-name="Absatz-Standardschriftart" style:family="text">
      <style:text-properties fo:font-size="12pt" style:font-size-asian="12pt" style:font-size-complex="12pt" fo:language="en" fo:country="US"/>
    </style:style>
    <style:style style:name="T753" style:parent-style-name="Absatz-Standardschriftart" style:family="text">
      <style:text-properties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CommentReference" style:family="text">
      <style:text-properties fo:font-size="12pt" style:font-size-asian="12pt" style:font-size-complex="12pt"/>
    </style:style>
    <style:style style:name="T756" style:parent-style-name="Absatz-Standardschriftart" style:family="text">
      <style:text-properties fo:font-size="12pt" style:font-size-asian="12pt" style:font-size-complex="12pt" fo:language="en" fo:country="US"/>
    </style:style>
    <style:style style:name="T757" style:parent-style-name="Absatz-Standardschriftart" style:family="text">
      <style:text-properties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fo:font-size="12pt" style:font-size-asian="12pt" style:font-size-complex="12pt"/>
    </style:style>
    <style:style style:name="T762" style:parent-style-name="CommentReference" style:family="text">
      <style:text-properties fo:font-size="12pt" style:font-size-asian="12pt" style:font-size-complex="12pt"/>
    </style:style>
    <style:style style:name="T763" style:parent-style-name="Absatz-Standardschriftart" style:family="text">
      <style:text-properties fo:font-size="12pt" style:font-size-asian="12pt" style:font-size-complex="12pt" fo:language="en" fo:country="US"/>
    </style:style>
    <style:style style:name="T764" style:parent-style-name="Absatz-Standardschriftart" style:family="text">
      <style:text-properties fo:font-size="12pt" style:font-size-asian="12pt" style:font-size-complex="12pt" fo:language="en" fo:country="US"/>
    </style:style>
    <style:style style:name="P765" style:parent-style-name="Kommentartext" style:family="paragraph">
      <style:paragraph-properties fo:text-align="start" fo:text-indent="0in"/>
    </style:style>
    <style:style style:name="T766" style:parent-style-name="Absatz-Standardschriftart" style:family="text">
      <style:text-properties fo:font-size="12pt" style:font-size-asian="12pt" style:font-size-complex="12pt" fo:language="en" fo:country="US"/>
    </style:style>
    <style:style style:name="T767" style:parent-style-name="Absatz-Standardschriftart" style:family="text">
      <style:text-properties fo:font-size="12pt" style:font-size-asian="12pt" style:font-size-complex="12pt" fo:language="en" fo:country="US"/>
    </style:style>
    <style:style style:name="P768" style:parent-style-name="CommentText" style:family="paragraph">
      <style:paragraph-properties fo:text-align="start" fo:text-indent="0in"/>
    </style:style>
    <style:style style:name="T769" style:parent-style-name="Absatz-Standardschriftart" style:family="text">
      <style:text-properties fo:font-size="12pt" style:font-size-asian="12pt" style:font-size-complex="12pt" fo:language="en" fo:country="US"/>
    </style:style>
    <style:style style:name="P770" style:parent-style-name="CommentText" style:family="paragraph">
      <style:paragraph-properties fo:text-align="start" fo:text-indent="0in"/>
    </style:style>
    <style:style style:name="P771" style:parent-style-name="CommentText" style:family="paragraph">
      <style:paragraph-properties fo:text-align="start" fo:text-indent="0in"/>
    </style:style>
    <style:style style:name="T772" style:parent-style-name="CommentReference" style:family="text">
      <style:text-properties fo:font-size="12pt" style:font-size-asian="12pt" style:font-size-complex="12pt"/>
    </style:style>
    <style:style style:name="T773" style:parent-style-name="Absatz-Standardschriftart" style:family="text">
      <style:text-properties fo:font-size="12pt" style:font-size-asian="12pt" style:font-size-complex="12pt" fo:language="en" fo:country="US"/>
    </style:style>
    <style:style style:name="T774" style:parent-style-name="CommentReference" style:family="text">
      <style:text-properties fo:font-size="12pt" style:font-size-asian="12pt" style:font-size-complex="12pt"/>
    </style:style>
    <style:style style:name="T775" style:parent-style-name="CommentReference" style:family="text">
      <style:text-properties fo:font-size="12pt" style:font-size-asian="12pt" style:font-size-complex="12pt"/>
    </style:style>
    <style:style style:name="T776" style:parent-style-name="Absatz-Standardschriftart" style:family="text">
      <style:text-properties fo:font-size="12pt" style:font-size-asian="12pt" style:font-size-complex="12pt" fo:language="en" fo:country="US"/>
    </style:style>
    <style:style style:name="T777" style:parent-style-name="Absatz-Standardschriftart" style:family="text">
      <style:text-properties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font-size="12pt" style:font-size-asian="12pt" style:font-size-complex="12pt" fo:language="en" fo:country="US"/>
    </style:style>
    <style:style style:name="T780" style:parent-style-name="Absatz-Standardschriftart" style:family="text">
      <style:text-properties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Absatz-Standardschriftart" style:family="text">
      <style:text-properties fo:font-size="12pt" style:font-size-asian="12pt" style:font-size-complex="12pt" fo:language="en" fo:country="US"/>
    </style:style>
    <style:style style:name="T783" style:parent-style-name="Absatz-Standardschriftart" style:family="text">
      <style:text-properties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fo:language="en" fo:country="US"/>
    </style:style>
    <style:style style:name="T786" style:parent-style-name="Absatz-Standardschriftart" style:family="text">
      <style:text-properties fo:font-size="12pt" style:font-size-asian="12pt" style:font-size-complex="12pt" fo:language="en" fo:country="US"/>
    </style:style>
    <style:style style:name="T787" style:parent-style-name="Absatz-Standardschriftart" style:family="text">
      <style:text-properties fo:font-size="12pt" style:font-size-asian="12pt" style:font-size-complex="12pt" fo:language="en" fo:country="US"/>
    </style:style>
    <style:style style:name="P788"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89" style:parent-style-name="Standard" style:family="paragraph">
      <style:paragraph-properties fo:text-align="start" fo:text-indent="0in"/>
    </style:style>
    <style:style style:name="T790" style:parent-style-name="Absatz-Standardschriftart" style:family="text">
      <style:text-properties fo:font-size="12pt" style:font-size-asian="12pt" style:font-size-complex="12pt" fo:language="en" fo:country="US"/>
    </style:style>
    <style:style style:name="T791" style:parent-style-name="Absatz-Standardschriftart" style:family="text">
      <style:text-properties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Absatz-Standardschriftart" style:family="text">
      <style:text-properties fo:font-size="12pt" style:font-size-asian="12pt" style:font-size-complex="12pt" fo:language="en" fo:country="US"/>
    </style:style>
    <style:style style:name="T794" style:parent-style-name="Absatz-Standardschriftart" style:family="text">
      <style:text-properties fo:font-size="12pt" style:font-size-asian="12pt" style:font-size-complex="12pt" fo:language="en" fo:country="US"/>
    </style:style>
    <style:style style:name="P795" style:parent-style-name="CommentText" style:family="paragraph">
      <style:paragraph-properties fo:text-align="start" fo:text-indent="0in"/>
    </style:style>
    <style:style style:name="P796" style:parent-style-name="Kommentartext" style:family="paragraph">
      <style:paragraph-properties fo:text-align="start" fo:text-indent="0in"/>
    </style:style>
    <style:style style:name="T797" style:parent-style-name="Absatz-Standardschriftart" style:family="text">
      <style:text-properties fo:font-size="12pt" style:font-size-asian="12pt" style:font-size-complex="12pt" fo:language="en" fo:country="US"/>
    </style:style>
    <style:style style:name="T798" style:parent-style-name="Absatz-Standardschriftart" style:family="text">
      <style:text-properties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Absatz-Standardschriftart" style:family="text">
      <style:text-properties fo:font-size="12pt" style:font-size-asian="12pt" style:font-size-complex="12pt" fo:language="en" fo:country="US"/>
    </style:style>
    <style:style style:name="T801" style:parent-style-name="Absatz-Standardschriftart" style:family="text">
      <style:text-properties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fo:language="en" fo:country="US"/>
    </style:style>
    <style:style style:name="T806" style:parent-style-name="DefaultParagraphFont" style:family="text">
      <style:text-properties fo:background-color="#FFFF00" fo:language="en" fo:country="US"/>
    </style:style>
    <style:style style:name="T807" style:parent-style-name="DefaultParagraphFont" style:family="text">
      <style:text-properties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fo:language="en" fo:country="US"/>
    </style:style>
    <style:style style:name="P818" style:parent-style-name="CommentText" style:family="paragraph">
      <style:paragraph-properties fo:text-align="start" fo:text-indent="0in"/>
    </style:style>
    <style:style style:name="T819" style:parent-style-name="DefaultParagraphFont" style:family="text">
      <style:text-properties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fo:language="en" fo:country="US"/>
    </style:style>
    <style:style style:name="P822" style:parent-style-name="CommentText" style:family="paragraph">
      <style:paragraph-properties fo:text-align="start" fo:text-indent="0in"/>
    </style:style>
    <style:style style:name="T823" style:parent-style-name="DefaultParagraphFont" style:family="text">
      <style:text-properties fo:language="en" fo:country="US"/>
    </style:style>
    <style:style style:name="P824" style:parent-style-name="CommentText" style:family="paragraph">
      <style:paragraph-properties fo:text-align="start" fo:text-indent="0in"/>
    </style:style>
    <style:style style:name="T825" style:parent-style-name="DefaultParagraphFont" style:family="text">
      <style:text-properties fo:language="en" fo:country="US"/>
    </style:style>
    <style:style style:name="T826" style:parent-style-name="Absatz-Standardschriftart" style:family="text">
      <style:text-properties fo:font-size="12pt" style:font-size-asian="12pt" style:font-size-complex="12pt" fo:language="en" fo:country="US"/>
    </style:style>
    <style:style style:name="T827" style:parent-style-name="Absatz-Standardschriftart" style:family="text">
      <style:text-properties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font-size="12pt" style:font-size-asian="12pt" style:font-size-complex="12pt"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DefaultParagraphFont" style:family="text">
      <style:text-properties fo:language="en" fo:country="US"/>
    </style:style>
    <style:style style:name="P837" style:parent-style-name="CommentText" style:family="paragraph">
      <style:paragraph-properties fo:text-align="start" fo:text-indent="0in"/>
    </style:style>
    <style:style style:name="T838" style:parent-style-name="DefaultParagraphFont" style:family="text">
      <style:text-properties fo:language="en" fo:country="US"/>
    </style:style>
    <style:style style:name="T839" style:parent-style-name="Absatz-Standardschriftart" style:family="text">
      <style:text-properties style:font-name-complex="Calibri" fo:font-size="12pt" style:font-size-asian="12pt" style:font-size-complex="12pt" fo:language="en" fo:country="US"/>
    </style:style>
    <style:style style:name="T840" style:parent-style-name="Absatz-Standardschriftart" style:family="text">
      <style:text-properties style:font-name-complex="Calibri" fo:font-size="12pt" style:font-size-asian="12pt" style:font-size-complex="12pt" fo:language="en" fo:country="US"/>
    </style:style>
    <style:style style:name="P841" style:parent-style-name="CommentText" style:family="paragraph">
      <style:paragraph-properties fo:text-align="start" fo:text-indent="0in"/>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Absatz-Standardschriftart" style:family="text">
      <style:text-properties style:font-name-complex="Calibri" fo:font-size="12pt" style:font-size-asian="12pt" style:font-size-complex="12pt" fo:language="en" fo:country="US"/>
    </style:style>
    <style:style style:name="P844" style:parent-style-name="Kommentartext" style:family="paragraph">
      <style:paragraph-properties fo:text-align="start" fo:text-indent="0in"/>
    </style:style>
    <style:style style:name="T845" style:parent-style-name="Absatz-Standardschriftart" style:family="text">
      <style:text-properties style:font-name-complex="Calibri" fo:font-size="12pt" style:font-size-asian="12pt" style:font-size-complex="12pt" fo:language="en" fo:country="US"/>
    </style:style>
    <style:style style:name="P846" style:parent-style-name="Standard" style:family="paragraph">
      <style:paragraph-properties fo:text-align="start" fo:text-indent="0in"/>
    </style:style>
    <style:style style:name="T847" style:parent-style-name="Absatz-Standardschriftart" style:family="text">
      <style:text-properties style:font-name-complex="Calibri" fo:font-size="12pt" style:font-size-asian="12pt" style:font-size-complex="12pt"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P849" style:parent-style-name="CommentText" style:family="paragraph">
      <style:paragraph-properties fo:text-align="start" fo:text-indent="0in"/>
    </style:style>
    <style:style style:name="T850" style:parent-style-name="DefaultParagraphFont" style:family="text">
      <style:text-properties fo:language="en" fo:country="US"/>
    </style:style>
    <style:style style:name="P851" style:parent-style-name="CommentText" style:family="paragraph">
      <style:paragraph-properties fo:text-align="start" fo:text-indent="0in"/>
    </style:style>
    <style:style style:name="T852" style:parent-style-name="DefaultParagraphFont" style:family="text">
      <style:text-properties fo:language="en" fo:country="US"/>
    </style:style>
    <style:style style:name="P853" style:parent-style-name="CommentText" style:family="paragraph">
      <style:paragraph-properties fo:text-align="start" fo:text-indent="0in"/>
    </style:style>
    <style:style style:name="T854" style:parent-style-name="DefaultParagraphFont" style:family="text">
      <style:text-properties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fo:language="en" fo:country="US"/>
    </style:style>
    <style:style style:name="T857" style:parent-style-name="DefaultParagraphFont" style:family="text">
      <style:text-properties fo:background-color="#FFFF00" fo:language="en" fo:country="US"/>
    </style:style>
    <style:style style:name="T858" style:parent-style-name="DefaultParagraphFont" style:family="text">
      <style:text-properties fo:language="en" fo:country="US"/>
    </style:style>
    <style:style style:name="T859" style:parent-style-name="DefaultParagraphFont" style:family="text">
      <style:text-properties fo:background-color="#FFFF00" fo:language="en" fo:country="US"/>
    </style:style>
    <style:style style:name="P860" style:parent-style-name="CommentText" style:family="paragraph">
      <style:paragraph-properties fo:text-align="start" fo:text-indent="0in"/>
    </style:style>
    <style:style style:name="T861" style:parent-style-name="DefaultParagraphFont" style:family="text">
      <style:text-properties fo:language="en" fo:country="US"/>
    </style:style>
    <style:style style:name="P862" style:parent-style-name="CommentText" style:family="paragraph">
      <style:paragraph-properties fo:text-align="start" fo:text-indent="0in"/>
    </style:style>
    <style:style style:name="T863" style:parent-style-name="DefaultParagraphFon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Kommentartext" style:family="paragraph">
      <style:paragraph-properties fo:text-align="start" fo:text-indent="0in"/>
    </style:style>
    <style:style style:name="T866" style:parent-style-name="Absatz-Standardschriftart" style:family="text">
      <style:text-properties style:font-name-complex="Calibri" fo:font-size="12pt" style:font-size-asian="12pt" style:font-size-complex="12pt" fo:language="en" fo:country="US"/>
    </style:style>
    <style:style style:name="T867" style:parent-style-name="Absatz-Standardschriftart" style:family="text">
      <style:text-properties fo:font-size="12pt" style:font-size-asian="12pt" style:font-size-complex="12pt" fo:language="en" fo:country="US"/>
    </style:style>
    <style:style style:name="T868" style:parent-style-name="Absatz-Standardschriftart" style:family="text">
      <style:text-properties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font-size="12pt" style:font-size-asian="12pt" style:font-size-complex="12pt" fo:language="en" fo:country="US"/>
    </style:style>
    <style:style style:name="T871" style:parent-style-name="Absatz-Standardschriftart" style:family="text">
      <style:text-properties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Absatz-Standardschriftart" style:family="text">
      <style:text-properties fo:font-size="12pt" style:font-size-asian="12pt" style:font-size-complex="12pt" fo:language="en" fo:country="US"/>
    </style:style>
    <style:style style:name="T874" style:parent-style-name="Absatz-Standardschriftart" style:family="text">
      <style:text-properties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Absatz-Standardschriftart" style:family="text">
      <style:text-properties fo:font-size="12pt" style:font-size-asian="12pt" style:font-size-complex="12pt" fo:language="en" fo:country="US"/>
    </style:style>
    <style:style style:name="T877" style:parent-style-name="Absatz-Standardschriftart" style:family="text">
      <style:text-properties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DefaultParagraphFont" style:family="text">
      <style:text-properties fo:language="en" fo:country="US"/>
    </style:style>
    <style:style style:name="T880" style:parent-style-name="DefaultParagraphFont" style:family="text">
      <style:text-properties fo:background-color="#FFFF00" fo:language="en" fo:country="US"/>
    </style:style>
    <style:style style:name="T881" style:parent-style-name="DefaultParagraphFont" style:family="text">
      <style:text-properties fo:language="en" fo:country="US"/>
    </style:style>
    <style:style style:name="T882" style:parent-style-name="Absatz-Standardschriftart" style:family="text">
      <style:text-properties fo:font-size="12pt" style:font-size-asian="12pt" style:font-size-complex="12pt" fo:language="en" fo:country="US"/>
    </style:style>
    <style:style style:name="T883" style:parent-style-name="Absatz-Standardschriftart" style:family="text">
      <style:text-properties fo:font-size="12pt" style:font-size-asian="12pt" style:font-size-complex="12pt" fo:language="en" fo:country="US"/>
    </style:style>
    <style:style style:name="T884" style:parent-style-name="Absatz-Standardschriftart" style:family="text">
      <style:text-properties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P887" style:parent-style-name="CommentText" style:family="paragraph">
      <style:paragraph-properties fo:text-align="start" fo:text-indent="0in"/>
    </style:style>
    <style:style style:name="T888" style:parent-style-name="DefaultParagraphFont" style:family="text">
      <style:text-properties fo:language="en" fo:country="US"/>
    </style:style>
    <style:style style:name="P889" style:parent-style-name="CommentText" style:family="paragraph">
      <style:paragraph-properties fo:text-align="start" fo:text-indent="0in"/>
    </style:style>
    <style:style style:name="T890" style:parent-style-name="DefaultParagraphFont" style:family="text">
      <style:text-properties fo:language="en" fo:country="US"/>
    </style:style>
    <style:style style:name="P891" style:parent-style-name="CommentText" style:family="paragraph">
      <style:paragraph-properties fo:text-align="start" fo:text-indent="0in"/>
    </style:style>
    <style:style style:name="T892" style:parent-style-name="DefaultParagraphFont" style:family="text">
      <style:text-properties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T897" style:parent-style-name="Absatz-Standardschriftart" style:family="text">
      <style:text-properties fo:font-size="12pt" style:font-size-asian="12pt" style:font-size-complex="12pt" fo:language="en" fo:country="US"/>
    </style:style>
    <style:style style:name="P898" style:parent-style-name="Standard" style:family="paragraph">
      <style:paragraph-properties fo:text-align="start" fo:text-indent="0in"/>
    </style:style>
    <style:style style:name="T899" style:parent-style-name="Absatz-Standardschriftart" style:family="text">
      <style:text-properties fo:font-weight="bold" style:font-weight-asian="bold" style:font-weight-complex="bold" fo:font-size="12pt" style:font-size-asian="12pt" style:font-size-complex="12pt" fo:language="en" fo:country="US"/>
    </style:style>
    <style:style style:name="T900" style:parent-style-name="Absatz-Standardschriftart" style:family="text">
      <style:text-properties fo:font-weight="bold" style:font-weight-asian="bold" style:font-weight-complex="bold" fo:font-size="12pt" style:font-size-asian="12pt" style:font-size-complex="12pt" fo:language="en" fo:country="US"/>
    </style:style>
    <style:style style:name="P901" style:parent-style-name="CommentText" style:family="paragraph">
      <style:paragraph-properties fo:text-align="start" fo:text-indent="0in"/>
    </style:style>
    <style:style style:name="T902" style:parent-style-name="DefaultParagraphFont" style:family="text">
      <style:text-properties fo:language="en" fo:country="US"/>
    </style:style>
    <style:style style:name="P903" style:parent-style-name="CommentText" style:family="paragraph">
      <style:paragraph-properties fo:text-align="start" fo:text-indent="0in"/>
    </style:style>
    <style:style style:name="T904" style:parent-style-name="DefaultParagraphFont" style:family="text">
      <style:text-properties fo:language="en" fo:country="US"/>
    </style:style>
    <style:style style:name="P905" style:parent-style-name="CommentText" style:family="paragraph">
      <style:paragraph-properties fo:text-align="start" fo:text-indent="0in"/>
    </style:style>
    <style:style style:name="T906" style:parent-style-name="DefaultParagraphFont" style:family="text">
      <style:text-properties fo:language="en" fo:country="US"/>
    </style:style>
    <style:style style:name="P907" style:parent-style-name="CommentText" style:family="paragraph">
      <style:paragraph-properties fo:text-align="start" fo:text-indent="0in"/>
    </style:style>
    <style:style style:name="T908" style:parent-style-name="DefaultParagraphFont" style:family="text">
      <style:text-properties fo:language="en" fo:country="US"/>
    </style:style>
    <style:style style:name="P909" style:parent-style-name="CommentText" style:family="paragraph">
      <style:paragraph-properties fo:text-align="start" fo:text-indent="0in"/>
    </style:style>
    <style:style style:name="T910" style:parent-style-name="DefaultParagraphFont" style:family="text">
      <style:text-properties fo:language="en" fo:country="US"/>
    </style:style>
    <style:style style:name="P911" style:parent-style-name="Standard" style:family="paragraph">
      <style:paragraph-properties fo:text-align="start" fo:text-indent="0in"/>
    </style:style>
    <style:style style:name="T912" style:parent-style-name="Absatz-Standardschriftart" style:family="text">
      <style:text-properties fo:font-weight="bold" style:font-weight-asian="bold" style:font-weight-complex="bold" fo:font-size="12pt" style:font-size-asian="12pt" style:font-size-complex="12pt" fo:language="en" fo:country="US"/>
    </style:style>
    <style:style style:name="T913" style:parent-style-name="Absatz-Standardschriftart" style:family="text">
      <style:text-properties fo:font-weight="bold" style:font-weight-asian="bold" style:font-weight-complex="bold"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DefaultParagraphFont" style:family="text">
      <style:text-properties fo:language="en" fo:country="US"/>
    </style:style>
    <style:style style:name="T916" style:parent-style-name="DefaultParagraphFont" style:family="text">
      <style:text-properties fo:background-color="#FFFF00" fo:language="en" fo:country="US"/>
    </style:style>
    <style:style style:name="T917" style:parent-style-name="DefaultParagraphFont" style:family="text">
      <style:text-properties fo:language="en" fo:country="US"/>
    </style:style>
    <style:style style:name="T918" style:parent-style-name="DefaultParagraphFont" style:family="text">
      <style:text-properties fo:background-color="#FFFF00" fo:language="en" fo:country="US"/>
    </style:style>
    <style:style style:name="T919" style:parent-style-name="DefaultParagraphFont" style:family="text">
      <style:text-properties fo:language="en" fo:country="US"/>
    </style:style>
    <style:style style:name="P920" style:parent-style-name="CommentText" style:family="paragraph">
      <style:paragraph-properties fo:text-align="start" fo:text-indent="0in"/>
    </style:style>
    <style:style style:name="T921" style:parent-style-name="DefaultParagraphFont" style:family="text">
      <style:text-properties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fo:language="en" fo:country="US"/>
    </style:style>
    <style:style style:name="T924" style:parent-style-name="DefaultParagraphFont" style:family="text">
      <style:text-properties fo:background-color="#FFFF00" fo:language="en" fo:country="US"/>
    </style:style>
    <style:style style:name="T925" style:parent-style-name="DefaultParagraphFont" style:family="text">
      <style:text-properties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fo:language="en" fo:country="US"/>
    </style:style>
    <style:style style:name="P930" style:parent-style-name="Standard" style:family="paragraph">
      <style:paragraph-properties fo:text-align="start" fo:text-indent="0in"/>
      <style:text-properties fo:language="en" fo:country="US"/>
    </style:style>
    <style:style style:name="P931" style:parent-style-name="Normal" style:family="paragraph">
      <style:paragraph-properties fo:text-align="start" fo:text-indent="0in"/>
      <style:text-properties style:font-name-complex="Calibri" fo:font-size="12pt" style:font-size-asian="12pt" style:font-size-complex="12pt" fo:language="en" fo:country="US"/>
    </style:style>
    <style:style style:name="P932" style:parent-style-name="Normal" style:family="paragraph">
      <style:paragraph-properties fo:text-align="start" fo:text-indent="0in"/>
      <style:text-properties style:font-name-complex="Calibri" fo:font-size="12pt" style:font-size-asian="12pt" style:font-size-complex="12pt" fo:language="en" fo:country="US"/>
    </style:style>
    <style:style style:name="P933" style:parent-style-name="Normal" style:family="paragraph">
      <style:paragraph-properties fo:text-align="start" fo:text-indent="0in"/>
      <style:text-properties style:font-name-complex="Calibri" fo:font-size="12pt" style:font-size-asian="12pt" style:font-size-complex="12pt" fo:language="en" fo:country="US"/>
    </style:style>
    <style:style style:name="P934" style:parent-style-name="Normal" style:family="paragraph">
      <style:paragraph-properties style:text-autospace="none" fo:text-align="start" fo:text-indent="0in"/>
      <style:text-properties fo:hyphenate="true"/>
    </style:style>
    <style:style style:name="T935" style:parent-style-name="DefaultParagraphFont" style:family="text">
      <style:text-properties style:font-name-complex="Calibri" fo:font-size="12pt" style:font-size-asian="12pt" style:font-size-complex="12pt" fo:language="en" fo:country="US"/>
    </style:style>
    <style:style style:name="T936" style:parent-style-name="animate-in" style:family="text">
      <style:text-properties style:font-name-complex="Calibri" fo:font-size="12pt" style:font-size-asian="12pt" style:font-size-complex="12pt" fo:language="en" fo:country="US"/>
    </style:style>
    <style:style style:name="T937" style:parent-style-name="animate-in"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T942" style:parent-style-name="CommentReference" style:family="text">
      <style:text-properties style:font-name-complex="Calibri" fo:font-size="12pt" style:font-size-asian="12pt" style:font-size-complex="12pt"/>
    </style:style>
    <style:style style:name="P943"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2" xml:id="49239399"><dc:creator>Janka Hauffe</dc:creator><dc:date>2024-09-12T07:40:00</dc:date><meta:creator-initials>JH</meta:creator-initials><text:p text:style-name="P9">EEG Post-Covid</text:p></office:annotation><office:annotation office:name="1" xml:id="930486355"><dc:creator>Janka Hauffe</dc:creator><dc:date>2024-10-15T12:36:00</dc:date><meta:creator-initials>JH</meta:creator-initials><text:p text:style-name="P10">EEG post covid syndrome</text:p></office:annotation>(EPOC</text:span><text:span text:style-name="T11"><office:annotation-end office:name="0"/></text:span><text:span text:style-name="CommentReference"><office:annotation-end office:name="2"/><office:annotation-end office:name="1"/></text:span><text:span text:style-name="CommentReference"/><text:span text:style-name="T12">), which investigates neurophysiological parameters identified from neuropsychological paradigms using a high-resolution stationary laboratory EEG to reflect cognitive impairments and fatigue. The primary goal of the EPOC study<text:s/></text:span><text:span text:style-name="T13"><office:annotation office:name="3" xml:id="2083078031"><dc:creator>Janka Hauffe</dc:creator><dc:date>2024-09-05T15:51:00</dc:date><meta:creator-initials>JH</meta:creator-initials><text:p text:style-name="P14">Is or was. But would say is is correct</text:p></office:annotation>is</text:span><text:span text:style-name="T15"><office:annotation-end office:name="3"/></text:span><text:span text:style-name="T16"><text:s/>to find EEG parameters that can serve as neurophysiological markers for progression- and therapy-evaluation concerning cognitive functions in PCS.</text:span><text:span text:style-name="T17"><office:annotation office:name="4" xml:id="444020535"><dc:creator>Janka Hauffe</dc:creator><dc:date>2024-09-02T21:03:00</dc:date><meta:creator-initials>JH</meta:creator-initials><text:p text:style-name="P18"><text:span text:style-name="T19">In brief, the experiment consisted of neuropsychological tests (TMT, n-back, PVT, Oddball, RTE), restingstate recording and questionnaires regarding fatigue, sleep quality, depression and anyiety.<text:s/></text:span></text:p><text:p text:style-name="P20"><text:span text:style-name="T21">The study was conducted at the University Medical Center Schleswig-Holstein (UKSH), Campus Kiel.<text:s/></text:span></text:p></office:annotation><text:s/></text:span><text:span text:style-name="T22"><office:annotation-end office:name="4"/></text:span></text:p>
      <text:p text:style-name="P23"/>
      <text:p text:style-name="P24"><text:span text:style-name="T25">Participants for the EPOC study were recruited from</text:span><text:span text:style-name="T26"><office:annotation office:name="5" xml:id="1208277611"><dc:creator>Janka Hauffe</dc:creator><dc:date>2024-09-06T15:19:00</dc:date><meta:creator-initials>JH</meta:creator-initials><text:p text:style-name="P27">Or COVIDOM study?</text:p></office:annotation><office:annotation office:name="6" xml:id="695218261"><dc:creator>Janka Hauffe</dc:creator><dc:date>2024-09-06T15:19:00</dc:date><meta:creator-initials>JH</meta:creator-initials><text:p text:style-name="P28">Well I say in sentence after, that it is a study</text:p></office:annotation><text:s/>COVIDOM</text:span><text:span text:style-name="T29"><office:annotation-end office:name="5"/></text:span><text:span text:style-name="T30"><office:annotation-end office:name="6"/></text:span><text:span text:style-name="T31">, a population-based, prospective multi-centre study to investigate Post-COVID Syndrome (PCS) within the German National Pandemic Cohort<text:s/></text:span><text:span text:style-name="T32"><office:annotation office:name="7" xml:id="2138063613"><dc:creator>Janka Hauffe</dc:creator><dc:date>2024-09-05T15:51:00</dc:date><meta:creator-initials>JH</meta:creator-initials><text:p text:style-name="P33">Might be bit to specific</text:p></office:annotation>Network (NAPKON</text:span><text:span text:style-name="T34"><office:annotation-end office:name="7"/></text:span><text:span text:style-name="T35">).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6"><office:annotation office:name="8" xml:id="1301691877"><dc:creator>Janka Hauffe</dc:creator><dc:date>2024-08-30T12:50:00</dc:date><meta:creator-initials>JH</meta:creator-initials><text:p text:style-name="P37">COVIDOM is a population-based cohort study of polymerase chain reaction (PCR) confirmed cases of</text:p><text:p text:style-name="P38">SARS-CoV-2 infection, recruited through public health authorities in three German regions (Kiel, Berlin, W€urzburg)</text:p><text:p text:style-name="P39">between November 15, 2020 and September 29, 2021</text:p></office:annotation>(Bahmer<text:s/></text:span><text:span text:style-name="T40"><office:annotation-end office:name="8"/></text:span><text:span text:style-name="T41">et al., 2022; Horn et al., 2021; Schons et al., 2022).<text:s/></text:span></text:p>
      <text:p text:style-name="P42"/>
      <text:p text:style-name="P4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4"/>
      <text:p text:style-name="P45">In the EPOC study, a subset of individuals from Schleswig-Holstein who participated in COVIDOM was selected, constituting of those with PCS and a control group without PCS.</text:p>
      <text:p text:style-name="P46"><text:span text:style-name="T47">As EPOC is still ongoing at the time of writing, the analysis was conducted based on a preliminary subset of 79 participants (mean age 48.52, range 22–78, female 48, male 31, diverse 0, years of education mean 15.27 years min 9 to 24 years)<text:s/></text:span><text:span text:style-name="T48"><office:annotation office:name="9" xml:id="1837610559"><dc:creator>Janka Hauffe</dc:creator><dc:date>2024-09-12T12:42:00</dc:date><meta:creator-initials>JH</meta:creator-initials><text:p text:style-name="P49">With und without als Tabelle. Gesammte Stichprobe im Text beschreiben<text:s/></text:p></office:annotation>withPCS (49 participants</text:span><text:span text:style-name="CommentReference"><office:annotation-end office:name="9"/></text:span><text:span text:style-name="T50">, age mean 50.29 years min 22–78, F=32 M=17, education: mean 15</text:span><text:span text:style-name="T51"><office:annotation office:name="10" xml:id="1143487077"><dc:creator>Janka Hauffe</dc:creator><dc:date>2024-09-09T15:14:00</dc:date><meta:creator-initials>JH</meta:creator-initials><text:p text:style-name="P52">Table?</text:p></office:annotation>.04 9–23</text:span><text:span text:style-name="CommentReference"><office:annotation-end office:name="10"/></text:span><text:span text:style-name="T53">) and withoutPCS<text:s/></text:span><text:soft-page-break/><text:span text:style-name="T54">(30 participants, age mean 45.63 years min 22–77, f=16,m=14 d 0, education mean 15.63 min 10–24). The study was conducted at the University Medical Center Schleswig-Holstein (UKSH), Campus Kiel. Participants did not receive<text:s/></text:span><text:span text:style-name="T55"><office:annotation office:name="11" xml:id="1655395064"><dc:creator>Janka Hauffe</dc:creator><dc:date>2024-09-06T14:32:00</dc:date><meta:creator-initials>JH</meta:creator-initials><text:p text:style-name="P56">What‘s best? or financial compensation?</text:p></office:annotation>payment/compensation<text:s/></text:span><text:span text:style-name="T57"><office:annotation-end office:name="11"/></text:span><text:span text:style-name="T58">for their participation,</text:span><text:span text:style-name="T59"><office:annotation office:name="12" xml:id="1633777723"><dc:creator>Janka Hauffe</dc:creator><dc:date>2024-09-09T13:49:00</dc:date><meta:creator-initials>JH</meta:creator-initials><text:p text:style-name="P60">Delete but?</text:p></office:annotation><text:s/>but<text:s/></text:span><text:span text:style-name="T61"><office:annotation-end office:name="12"/></text:span><text:span text:style-name="T62">transportation and parking costs were reimbursed.</text:span></text:p>
      <text:p text:style-name="P63"/>
      <text:p text:style-name="P64"><text:span text:style-name="T65"><office:annotation office:name="13" xml:id="894743678"><dc:creator>Janka Hauffe</dc:creator><dc:date>2024-09-09T13:50:00</dc:date><meta:creator-initials>JH</meta:creator-initials><text:p text:style-name="P66">Here, or should I inser it after the inclusion criteria?</text:p></office:annotation>Ethics statement</text:span><text:span text:style-name="T67"><office:annotation-end office:name="13"/></text:span></text:p>
      <text:p text:style-name="P68"><text:span text:style-name="T69">The study was approved by the Ethics Committee of the medical faculty of the Christian-Albrechts-University of Kiel, Germany (record identification: D 446/23). In accordance</text:span><text:span text:style-name="T70"><office:annotation office:name="14" xml:id="2116301929"><dc:creator>Janka Hauffe</dc:creator><dc:date>2024-09-02T10:24:00</dc:date><meta:creator-initials>JH</meta:creator-initials><text:p text:style-name="P71"><text:span text:style-name="T72">All participants gave their written</text:span></text:p><text:p text:style-name="P73"><text:span text:style-name="T74">133<text:s/></text:span><text:span text:style-name="T75">informed consent and were compensated for their participation. The experiment was</text:span></text:p><text:p text:style-name="P76"><text:span text:style-name="T77">134<text:s/></text:span><text:span text:style-name="T78">carried out in accordance with the ethical standards of the Declaration of Helsinki and</text:span></text:p><text:p text:style-name="P79"><text:span text:style-name="T80">135<text:s/></text:span><text:span text:style-name="T81">was approved by the local ethical committee.</text:span></text:p></office:annotation><text:s/>with<text:s/></text:span><text:span text:style-name="T82"><office:annotation-end office:name="14"/></text:span><text:span text:style-name="T83">the Declaration of Helsinki, informed written consent was obtained from all participants.</text:span></text:p>
      <text:p text:style-name="P84"/>
      <text:p text:style-name="P85"><text:span text:style-name="T86"><office:annotation office:name="15" xml:id="915378238"><dc:creator>Janka Hauffe</dc:creator><dc:date>2024-09-02T21:30:00</dc:date><meta:creator-initials>JH</meta:creator-initials><text:p text:style-name="P8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8"><office:annotation-end office:name="15"/></text:span><text:span text:style-name="T89">ced</text:span><text:span text:style-name="T90"><office:annotation office:name="16" xml:id="595746563"><dc:creator>Janka Hauffe</dc:creator><dc:date>2024-09-02T21:14:00</dc:date><meta:creator-initials>JH</meta:creator-initials><text:p text:style-name="P9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92"><office:annotation-end office:name="16"/></text:span><text:span text:style-name="T93">/Study Design</text:span></text:p>
      <text:p text:style-name="P94"><text:bookmark-start text:name="_Hlk178543754"/><text:span text:style-name="T95">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6"><office:annotation office:name="17" xml:id="1010876868"><dc:creator>Janka Hauffe</dc:creator><dc:date>2024-09-03T10:52:00</dc:date><meta:creator-initials>JH</meta:creator-initials><text:p text:style-name="P97">Not sure if nessecary, I like to give an overview but I‘m repeating myself</text:p></office:annotation><text:s/>anxiety</text:span><text:span text:style-name="T98"><office:annotation-end office:name="17"/></text:span><text:span text:style-name="T99">. All data were collected at the University Medical Center Schleswig-</text:span><text:span text:style-name="T100"><office:annotation office:name="18" xml:id="1154223507"><dc:creator>Janka Hauffe</dc:creator><dc:date>2024-09-05T15:54:00</dc:date><meta:creator-initials>JH</meta:creator-initials><text:p text:style-name="P101">Already wrote that</text:p></office:annotation><office:annotation office:name="19" xml:id="2122006126"><dc:creator>Janka Hauffe</dc:creator><dc:date>2024-09-09T13:52:00</dc:date><meta:creator-initials>JH</meta:creator-initials><text:p text:style-name="P102">Where does it fit better? Before? Or here?</text:p></office:annotation>Holstein (UKSH</text:span><text:span text:style-name="T103"><office:annotation-end office:name="18"/></text:span><text:span text:style-name="T104"><office:annotation-end office:name="19"/></text:span><text:span text:style-name="T105">), Campus Kiel.</text:span></text:p>
      <text:p text:style-name="P106"><text:bookmark-end text:name="_Hlk178543754"/><text:span text:style-name="T107">Pa</text:span><text:span text:style-name="T108"><office:annotation office:name="20" xml:id="2083528058"><dc:creator>Janka Hauffe</dc:creator><dc:date>2024-09-02T21:30:00</dc:date><meta:creator-initials>JH</meta:creator-initials><text:p text:style-name="P109"><text:span text:style-name="T110">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11"><office:annotation-end office:name="20"/></text:span><text:span text:style-name="T112">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3"><office:annotation office:name="21" xml:id="1706456783"><dc:creator>Janka Hauffe</dc:creator><dc:date>2024-09-09T13:55:00</dc:date><meta:creator-initials>JH</meta:creator-initials><text:p text:style-name="P114">Or: The first tests used were the Trial Marking Tests A and B.<text:s/></text:p><text:p text:style-name="P115">Or should it be The first test used was the Trial Marking Test A and B?</text:p></office:annotation>g Test</text:span><text:span text:style-name="T116"><office:annotation-end office:name="21"/></text:span><text:span text:style-name="T117">.<text:s/></text:span><text:span text:style-name="T118"><office:annotation office:name="22" xml:id="78363117"><dc:creator>Janka Hauffe</dc:creator><dc:date>2024-09-09T14:15:00</dc:date><meta:creator-initials>JH</meta:creator-initials><text:p text:style-name="P119">Better way to start this sentence?</text:p></office:annotation>Following this</text:span><text:span text:style-name="T120"><office:annotation-end office:name="22"/></text:span><text:span text:style-name="T121">, the<text:s/></text:span><text:span text:style-name="T122"><office:annotation office:name="23" xml:id="1389144448"><dc:creator>Janka Hauffe</dc:creator><dc:date>2024-09-09T14:16:00</dc:date><meta:creator-initials>JH</meta:creator-initials><text:p text:style-name="P123">Do I need to provide more information here? Which gel etc. ; Two people...</text:p></office:annotation>EEG cap<text:s/></text:span><text:span text:style-name="T124"><office:annotation-end office:name="23"/></text:span><text:span text:style-name="T125">was<text:s/></text:span><text:span text:style-name="T126"><office:annotation office:name="24" xml:id="142979643"><dc:creator>Janka Hauffe</dc:creator><dc:date>2024-09-09T14:16:00</dc:date><meta:creator-initials>JH</meta:creator-initials><text:p text:style-name="P127">On what? Should I say specific on participants head?</text:p></office:annotation>placed</text:span><text:span text:style-name="T128"><office:annotation-end office:name="24"/></text:span><text:span text:style-name="T129">, and participants completed a series of<text:s/></text:span><text:span text:style-name="T130"><office:annotation office:name="25" xml:id="1597384429"><dc:creator>Janka Hauffe</dc:creator><dc:date>2024-09-03T14:09:00</dc:date><meta:creator-initials>JH</meta:creator-initials><text:p text:style-name="P131">Kind of screen and lights off</text:p></office:annotation><office:annotation office:name="26" xml:id="1370928472"><dc:creator>Janka Hauffe</dc:creator><dc:date>2024-09-03T14:32:00</dc:date><meta:creator-initials>JH</meta:creator-initials><text:p text:style-name="P132">Lilly: 27-Zoll-Bildschirm</text:p></office:annotation>other neuropsychological<text:s/></text:span><text:span text:style-name="T133"><office:annotation-end office:name="25"/></text:span><text:span text:style-name="T134"><office:annotation-end office:name="26"/></text:span><text:span text:style-name="T135">tests, starting with</text:span><text:span text:style-name="T136"><office:annotation office:name="27" xml:id="615109771"><dc:creator>Janka Hauffe</dc:creator><dc:date>2024-09-03T10:35:00</dc:date><meta:creator-initials>JH</meta:creator-initials><text:p text:style-name="P137">The or an?</text:p></office:annotation><text:s/>the<text:s/></text:span><text:span text:style-name="T138"><office:annotation-end office:name="27"/></text:span><text:span text:style-name="T139">redundant target<text:s/></text:span><text:span text:style-name="T140"><office:annotation office:name="28" xml:id="651445251"><dc:creator>Janka Hauffe</dc:creator><dc:date>2024-09-09T14:24:00</dc:date><meta:creator-initials>JH</meta:creator-initials><text:p text:style-name="P141">Should I already introduce the abbreviation here?</text:p></office:annotation>effect (RTE),<text:s/></text:span><text:span text:style-name="T142"><office:annotation-end office:name="28"/></text:span><text:span text:style-name="T143">followed by an oddball paradigm, an n-back task, and<text:s/></text:span><text:span text:style-name="T144"><office:annotation office:name="29" xml:id="821098355"><dc:creator>Janka Hauffe</dc:creator><dc:date>2024-09-09T14:17:00</dc:date><meta:creator-initials>JH</meta:creator-initials><text:p text:style-name="P145">Maybe a bit informal. Can‘t think of a better word right now</text:p></office:annotation>lastly</text:span><text:span text:style-name="T146"><office:annotation-end office:name="29"/></text:span><text:span text:style-name="T147"><text:s/>the psychomotor vigilance task (PVT). Electroencephalographic activity was recorded continuously throughout these tests. Finally, resting<text:s/></text:span><text:span text:style-name="T148"><office:annotation office:name="30" xml:id="736905224"><dc:creator>Janka Hauffe</dc:creator><dc:date>2024-09-03T10:58:00</dc:date><meta:creator-initials>JH</meta:creator-initials><text:p text:style-name="P149">Bei dem Ruhe-EEG sollen die Versuchspersonen lediglich auf einen Fixationspunkt gucken. Nach 5</text:p><text:p text:style-name="P150">Minuten teilt ein Audiosignal der Versuchsperson mit, dass sie nun für die nächsten 5 Minuten die</text:p><text:p text:style-name="P151">Augen schließen sollen. Mit einem letzten Audiosignal wird der Versuch beendet.</text:p></office:annotation><office:annotation office:name="31" xml:id="268863018"><dc:creator>Janka Hauffe</dc:creator><dc:date>2024-09-09T14:14:00</dc:date><meta:creator-initials>JH</meta:creator-initials><text:p text:style-name="P152">Resting state was measured next.<text:s/><text:line-break/>Or<text:line-break/>Resting state was then measured</text:p></office:annotation>state<text:s/></text:span><text:span text:style-name="T153"><office:annotation-end office:name="30"/></text:span><text:span text:style-name="T154">was<text:s/></text:span><text:span text:style-name="T155"><office:annotation-end office:name="31"/></text:span><text:span text:style-name="T156">measured, 5 minutes with eyes open and 5 minutes with eyes closed. During EEG recordings, participants were seated comfortably and instructed to minimize movement, and to</text:span><text:span text:style-name="T157"><office:annotation office:name="32" xml:id="1500466901"><dc:creator>Janka Hauffe</dc:creator><dc:date>2024-09-09T14:20:00</dc:date><meta:creator-initials>JH</meta:creator-initials><text:p text:style-name="P158">Keep their gaze (is that better?)</text:p></office:annotation><text:s/>focus<text:s/></text:span><text:span text:style-name="T159"><office:annotation-end office:name="32"/></text:span><text:span text:style-name="T160">on a fixation cross displayed on the<text:s/></text:span><text:span text:style-name="T161"><office:annotation office:name="33" xml:id="1289316774"><dc:creator>Janka Hauffe</dc:creator><dc:date>2024-09-09T14:21:00</dc:date><meta:creator-initials>JH</meta:creator-initials><text:p text:style-name="P162">What kind of screen? Need to as Christian and add information<text:s/></text:p></office:annotation>screen</text:span><text:span text:style-name="T163"><office:annotation-end office:name="33"/></text:span><text:span text:style-name="T164"><text:s/>in front of them to reduce eye movements, while the light was turend off. After completing the resting state measurement, the EEG cap<text:s/></text:span><text:span text:style-name="T165"><office:annotation office:name="34" xml:id="964345875"><dc:creator>Janka Hauffe</dc:creator><dc:date>2024-09-09T14:01:00</dc:date><meta:creator-initials>JH</meta:creator-initials><text:p text:style-name="P166">I‘m repeating myself. Is that okay in this case?</text:p></office:annotation>was removed,<text:s/></text:span><text:span text:style-name="T167"><office:annotation-end office:name="34"/></text:span><text:span text:style-name="T168">and participants filled out three questionnaires assessing fatigue (FACIT-F), sleep quality (PSQI), depression (HADS-D), and anxiety (HADS-A). The participants got then the chance to wash their<text:s/></text:span><text:span text:style-name="T169"><office:annotation office:name="35" xml:id="467143041"><dc:creator>Janka Hauffe</dc:creator><dc:date>2024-09-06T15:24:00</dc:date><meta:creator-initials>JH</meta:creator-initials><text:p text:style-name="P170">Delete sentence?</text:p></office:annotation>scalp/</text:span><text:span text:style-name="T171"><office:annotation-end office:name="35"/></text:span><text:span text:style-name="T172">hair. In all, the experiment took up to 3 hours.<text:s/></text:span></text:p>
      <text:p text:style-name="P173"/>
      <text:p text:style-name="P174"><text:bookmark-start text:name="_Hlk178543851"/><text:span text:style-name="T175">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6"><office:annotation office:name="36" xml:id="969483963"><dc:creator>Janka Hauffe</dc:creator><dc:date>2024-09-09T14:23:00</dc:date><meta:creator-initials>JH</meta:creator-initials><text:p text:style-name="P177">And will be of interest in this thesis<text:s/><text:line-break/>or something like that maybe? Or does it not need further explaination?</text:p></office:annotation>study.<text:s/></text:span><text:span text:style-name="T178"><office:annotation-end office:name="36"/></text:span></text:p>
      <text:p text:style-name="P179"><text:bookmark-end text:name="_Hlk178543851"/></text:p>
      <text:p text:style-name="P180">Cognitive tasks</text:p>
      <text:p text:style-name="P181"><text:span text:style-name="T182"><text:tab/>Mo</text:span><text:span text:style-name="T183"><office:annotation office:name="37" xml:id="868936035"><dc:creator>Janka Hauffe</dc:creator><dc:date>2024-08-30T14:18:00</dc:date><meta:creator-initials>JH</meta:creator-initials><text:p text:style-name="P184">Das</text:p><text:p text:style-name="P185">Kurzzeitgedächtnis wird durch eine Aufgabe getestet, bei der 5 Begriffe in 2 Durchgängen gelernt und</text:p><text:p text:style-name="P186">nach 5 Minuten wieder erinnert werden müssen. Die visuell-räumlichen Fähigkeiten werden beurteilt</text:p><text:p text:style-name="P187">durch Aufgaben, bei denen ein Würfel und eine Uhr gezeichnet werden müssen. Exekutivfunktionen</text:p><text:p text:style-name="P188">werden durch eine Abwandlung des TMT B, eine Wortflüssigkeitsaufgabe und eine verbale</text:p><text:p text:style-name="P189">Abstraktionsaufgabe getestet. Aufmerksamkeit, Konzentration und Arbeitsgedächtnis werden</text:p><text:p text:style-name="P190">untersucht durch eine Aufgabe, bei der Aufmerksamkeit aufrechterhalten werden muss, eine bei der</text:p><text:p text:style-name="P191">von einer Startzahl sequentiell 7 abgezogen werden muss und eine, bei der Zahlen vorwärts und</text:p><text:p text:style-name="P192">rückwärts wiedergegeben werden müssen. Sprache wird beurteilt durch Benennung wenig</text:p><text:p text:style-name="P193">bekannter Tiere, Wiederholung zwei syntaktisch komplexer Sätze und der Wortflüssigkeitsaufgabe.</text:p><text:p text:style-name="P194">Außerdem wird die Orientierung hinsichtlich Zeit und Ort abgefragt.</text:p></office:annotation>CA</text:span><text:span text:style-name="T195"><office:annotation-end office:name="37"/></text:span></text:p>
      <text:p text:style-name="P196"><text:bookmark-start text:name="_Hlk178544199"/><text:span text:style-name="T197">The Montreal Cognitive A</text:span><text:span text:style-name="T198"><office:annotation office:name="38" xml:id="2010386681"><dc:creator>Janka Hauffe</dc:creator><dc:date>2024-09-03T11:08:00</dc:date><meta:creator-initials>JH</meta:creator-initials><text:p text:style-name="P199">I like to start with the full name, but maybe dump since I already used it before… or should I maybe first introduce the short name here and not before?</text:p></office:annotation>ssessment</text:span><text:span text:style-name="T200"><office:annotation-end office:name="38"/></text:span><text:span text:style-name="T201"><text:s/>(MoCA; Nasreddine et al., 2005) is a widely used, validated screening tool originally designed to detect mild cognitive impairment (</text:span><text:span text:style-name="T202"><office:annotation office:name="39" xml:id="1010510583"><dc:creator>Janka Hauffe</dc:creator><dc:date>2024-09-09T14:26:00</dc:date><meta:creator-initials>JH</meta:creator-initials><text:p text:style-name="P203">literature</text:p></office:annotation>MCI) (Hauffe, 2024).<text:s/></text:span><text:span text:style-name="T204"><office:annotation-end office:name="39"/></text:span><text:span text:style-name="T205"><text:s/>It assesses several cognitive domains, including visuospatial skills/ability, executive function, naming,<text:s/></text:span><text:span text:style-name="T206"><office:annotation office:name="40" xml:id="894851389"><dc:creator>Janka Hauffe</dc:creator><dc:date>2024-09-09T15:27:00</dc:date><meta:creator-initials>JH</meta:creator-initials><text:p text:style-name="P207">Is that correct written? Or wrong?</text:p></office:annotation>memory (short-term and delayed recall), working memory,<text:s/></text:span><text:span text:style-name="CommentReference"><office:annotation-end office:name="40"/></text:span><text:span text:style-name="T208">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9">.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10"><text:span text:style-name="T211">T</text:span><text:span text:style-name="T212"><office:annotation office:name="41" xml:id="271328374"><dc:creator>Janka Hauffe</dc:creator><dc:date>2024-09-12T11:09:00</dc:date><meta:creator-initials>JH</meta:creator-initials><text:p text:style-name="P213">See methods1209 for more information on TMT!</text:p></office:annotation>M</text:span><text:span text:style-name="CommentReference"><office:annotation-end office:name="41"/></text:span><text:span text:style-name="T214">T</text:span><text:span text:style-name="T215"><office:annotation><dc:creator>Janka Hauffe</dc:creator><dc:date>2024-09-03T12:32:00</dc:date><meta:creator-initials>JH</meta:creator-initials><text:p text:style-name="P216">The Trail Making Test (TMT) was originally developed as part of the Army Individual Test</text:p><text:p text:style-name="P217">Battery (1944) and is one of the most commonly used tests in neuropsychological practice due</text:p><text:p text:style-name="P218">to its high sensitivity in diagnosing brain impairment (Armitage, 1946; Lewinsohn, 1973; Reitan,</text:p><text:p text:style-name="P219">1958; Spreen &amp; Benton, 1965).</text:p></office:annotation></text:span><text:span text:style-name="T220"><text:s/>Pa</text:span><text:span text:style-name="T221"><office:annotation office:name="43" xml:id="1730573626"><dc:creator>Janka Hauffe</dc:creator><dc:date>2024-08-30T14:19:00</dc:date><meta:creator-initials>JH</meta:creator-initials><text:p text:style-name="P222">Der Trail Making Test (TMT, Reitan, 1958) ist ein neuropsychologisches Testverfahren zur Erhebung</text:p><text:p text:style-name="P223">von Aufmerksamkeitsstörungen und exekutiven Dysfunktionen. Der Test besteht aus zwei</text:p><text:p text:style-name="P224">Abschnitten (TMT A und TMT B). Bei dem TMT A müssen Zahlen in aufsteigender Reihenfolge</text:p><text:p text:style-name="P225">verbunden werden. Im TMT B müssen Zahlen und Buchstaben alternierend verbunden werden, die</text:p><text:p text:style-name="P226">Buchstaben in alphabetischer Reihenfolge.</text:p></office:annotation>rt A and B</text:span><text:span text:style-name="T227"><office:annotation-end office:name="43"/></text:span></text:p>
      <text:p text:style-name="P228"><text:span text:style-name="T229">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30">S</text:span><text:span text:style-name="T231">ánchez-Cubillo et al., 2009). The TMT assesses cognitive processing speed and executive functioning (Lezak, 1995; Mitrushina et al., 2005; Reitan, 1992;<text:s/></text:span><text:span text:style-name="T232">S</text:span><text:span text:style-name="T233">ánchez-Cubillo et al., 2009; Strauss et al., 2016; Tombaugh, 2004), as well as visual<text:s/></text:span><text:span text:style-name="T234"><office:annotation office:name="44" xml:id="719272829"><dc:creator>Janka Hauffe</dc:creator><dc:date>2024-09-10T20:14:00</dc:date><meta:creator-initials>JH</meta:creator-initials><text:p text:style-name="P235">I think it‘s fine to write either search or scanning. Which is better?</text:p></office:annotation>search/scanning</text:span><text:span text:style-name="CommentReference"><office:annotation-end office:name="44"/></text:span><text:span text:style-name="T236">, and mental flexibility (</text:span><text:span text:style-name="T237">S</text:span><text:span text:style-name="T238">á</text:span><text:span text:style-name="T239"><office:annotation office:name="45" xml:id="772530699"><dc:creator>Janka Hauffe</dc:creator><dc:date>2024-09-12T08:05:00</dc:date><meta:creator-initials>JH</meta:creator-initials><text:p text:style-name="P240"><text:span text:style-name="T241">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5"/></text:span><text:span text:style-name="T242">et al., 2009; Tombaugh, 2004).<text:s/></text:span></text:p>
      <text:p text:style-name="P243"/>
      <text:p text:style-name="P244">The TMT consists of two parts: Part A (TMT-A), a number-connection task, and Part B (TMT-B), a number-letter alternation task. Both parts were administered (in this study) according to the guidelines provided by Strauss et al., 2006.</text:p>
      <text:p text:style-name="P245"/>
      <text:p text:style-name="P246"><text:span text:style-name="T247">In TMT-A, participants were instructed to connect consecutively numbered circles from 1 to 25 on an A4 page by drawing lines between them, aiming to complete the task as quickly and accurately as possible. In TMT-B, the task becomes more complex (</text:span><text:span text:style-name="T248">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9"/>
      <text:p text:style-name="P250"><text:span text:style-name="T251">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2"><office:annotation office:name="46" xml:id="1351467280"><dc:creator>Janka Hauffe</dc:creator><dc:date>2024-09-12T09:03:00</dc:date><meta:creator-initials>JH</meta:creator-initials><text:p text:style-name="P253">Why?</text:p></office:annotation>culated</text:span><text:span text:style-name="CommentReference"><office:annotation-end office:name="46"/></text:span><text:span text:style-name="T254">.<text:s/></text:span></text:p>
      <text:p text:style-name="P255"/>
      <text:p text:style-name="P256">N-Back Part A and B</text:p>
      <text:p text:style-name="P257"><text:span text:style-name="T258">(Jaeggi, Bus</text:span><text:span text:style-name="T259"><office:annotation office:name="47" xml:id="1708754914"><dc:creator>Janka Hauffe</dc:creator><dc:date>2024-09-04T08:05:00</dc:date><meta:creator-initials>JH</meta:creator-initials><text:p text:style-name="P26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61"><office:annotation-end office:name="47"/></text:span><text:span text:style-name="T262">,<text:s/></text:span><text:span text:style-name="T263"><office:annotation office:name="48" xml:id="860099204"><dc:creator>Janka Hauffe</dc:creator><dc:date>2024-09-03T16:18:00</dc:date><meta:creator-initials>JH</meta:creator-initials><text:p text:style-name="P264"><text:s/>Looking at</text:p><text:p text:style-name="P265">the data relating the N-back task to other</text:p><text:p text:style-name="P266">measures of WMC, the N-back task does not</text:p><text:p text:style-name="P267">seem to be a useful measure of individual</text:p><text:p text:style-name="P268">differences in WMC, due to its low reliability.</text:p><text:p text:style-name="P269">Nevertheless, it is a very useful tool for the</text:p><text:p text:style-name="P270">experimental investigation of WM processes be-</text:p><text:p text:style-name="P271">cause it allows load to be manipulated in a very</text:p><text:p text:style-name="P272">simple, straightforward way. Further, there is</text:p><text:p text:style-name="P273">converging evidence that N-back performance</text:p><text:p text:style-name="P274">can well predict individual differences in Gf and</text:p><text:p text:style-name="P275">other higher cognitive functions, at least when</text:p><text:p text:style-name="P276">used at higher levels of load</text:p></office:annotation><office:annotation office:name="49" xml:id="1529654032"><dc:creator>Janka Hauffe</dc:creator><dc:date>2024-09-03T16:18:00</dc:date><meta:creator-initials>JH</meta:creator-initials><text:p text:style-name="P277">See: Conway et al., 2005;</text:p><text:p text:style-name="P278">Kane &amp; Engle, 200</text:p></office:annotation>Perrig &amp; Meier</text:span><text:span text:style-name="T279"><office:annotation-end office:name="48"/></text:span><text:span text:style-name="T280"><office:annotation-end office:name="49"/></text:span><text:span text:style-name="T281">, 2010) extensively used in literature as a working memory paradigm. Increasingy used as a measure of individual differences.<text:s/></text:span></text:p>
      <text:p text:style-name="P282"><text:span text:style-name="T283">(Kane, Conway, Miu</text:span><text:span text:style-name="T284"><office:annotation office:name="50" xml:id="1665102406"><dc:creator>Janka Hauffe</dc:creator><dc:date>2024-09-04T08:02:00</dc:date><meta:creator-initials>JH</meta:creator-initials><text:p text:style-name="P285"><text:span text:style-name="T286">They she the n-back task bit critically</text:span></text:p></office:annotation><office:annotation office:name="51" xml:id="2034366389"><dc:creator>Janka Hauffe</dc:creator><dc:date>2024-09-12T11:12:00</dc:date><meta:creator-initials>JH</meta:creator-initials><text:p text:style-name="P287">See not she 😃</text:p></office:annotation>ra &amp; Colflesh</text:span><text:span text:style-name="T288"><office:annotation-end office:name="50"/></text:span><text:span text:style-name="CommentReference"><office:annotation-end office:name="51"/></text:span><text:span text:style-name="T289">, 2007) N-back tasks are continous-recognition measures, that present stimulus sequences.<text:s/></text:span></text:p>
      <text:p text:style-name="P290"><text:span text:style-name="T291">(</text:span><text:span text:style-name="T292"><office:annotation office:name="52" xml:id="20844014"><dc:creator>Janka Hauffe</dc:creator><dc:date>2024-09-04T08:10:00</dc:date><meta:creator-initials>JH</meta:creator-initials><text:p text:style-name="P293">Our findings of limited validity between</text:p><text:p text:style-name="P294">N-back performance and clinical measures of working memory</text:p></office:annotation>Jacola et<text:s/></text:span><text:span text:style-name="T295"><office:annotation-end office:name="52"/></text:span><text:span text:style-name="T296">al</text:span><text:span text:style-name="T297"><office:annotation office:name="53" xml:id="989125967"><dc:creator>Janka Hauffe</dc:creator><dc:date>2024-09-04T08:07:00</dc:date><meta:creator-initials>JH</meta:creator-initials><text:p text:style-name="P298">Our results provide evidence for reliability of N-back accuracy during fMRI</text:p><text:p text:style-name="P299">scanning; however, reliability of reaction time data is affected by order of task presentation. Data</text:p><text:p text:style-name="P300">regarding construct validity are inconsistent and emphasize the need to consider clinical utility of</text:p><text:p text:style-name="P301">behavioral measures in the design and interpretation of functional neuroimaging studies.</text:p></office:annotation>., 2014)</text:span><text:span text:style-name="T302"><office:annotation-end office:name="53"/></text:span><text:span text:style-name="T303"><text:s/>In particular, we found N-back reaction time during fMRI scanning to be</text:span></text:p>
      <text:p text:style-name="P304">most strongly correlated with measured intelligence, as opposed to clinical measures of</text:p>
      <text:p text:style-name="P305">working memory</text:p>
      <text:p text:style-name="P306"><text:span text:style-name="T307">Introduced by Kirchner (1958). Widely used tool for assessing working memory in the field of neuroscience. N-back has grown in use in neuroimaging techniques and progressively adopted (Pelegrina et al., 2015). Reliability varies greatly depending on the study (Van<text:s/></text:span><text:soft-page-break/><text:span text:style-name="T308">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309">This study employed an N-back continuous recognition task to assess working memory function.</text:span></text:p>
      <text:p text:style-name="P310"/>
      <text:p text:style-name="P311">N-back continuous recognition task in which participants must decide whether a stimulus was previously presented in certain conditions. “n” trials back. Letters were shown. Each item is compared to item presented immediately before, prior letter.<text:s/></text:p>
      <text:p text:style-name="P312">In this study, participants completed two blocks of the n-back task: a 1-back task followed by a 2-back task, with a paus between blocks for additional instructions. The task was programmed using … and presented on a 27-inch computer screen.<text:s/></text:p>
      <text:p text:style-name="P313"><text:span text:style-name="T314">In both conditions, participants were shown a series of 60 linguistic stimuli, consisting of 16 different consonants (</text:span><text:span text:style-name="T315">B, C, D, F, G, H, J, K, M, Q, R, S, T, V, X, Z</text:span><text:span text:style-name="T316">)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17"><office:annotation office:name="54" xml:id="648120567"><dc:creator>Janka Hauffe</dc:creator><dc:date>2024-09-12T13:01:00</dc:date><meta:creator-initials>JH</meta:creator-initials><text:p text:style-name="P318">Look at numbers again here</text:p></office:annotation><text:s/>to 220<text:s/></text:span><text:span text:style-name="CommentReference"><office:annotation-end office:name="54"/></text:span><text:span text:style-name="T319">ms (black screen). Total trial duration ranged from 1080 to 1120 ms.<text:s/></text:span></text:p>
      <text:p text:style-name="P320">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soft-page-break/>
      <text:p text:style-name="P321"><text:span text:style-name="T322">Reaction time,<text:s/></text:span><text:span text:style-name="T323"><office:annotation office:name="55" xml:id="1020407551"><dc:creator>Janka Hauffe</dc:creator><dc:date>2024-09-12T13:16:00</dc:date><meta:creator-initials>JH</meta:creator-initials><text:p text:style-name="P324">Is it clear what I mean with that or should I specify it a bit more?</text:p></office:annotation>hits, misses, and false<text:s/></text:span><text:span text:style-name="CommentReference"><office:annotation-end office:name="55"/></text:span><text:span text:style-name="T325">alarms were recorded. In total, the experiment took around 5 minutes. During the experiment, the light was turned off. <text:s/></text:span></text:p>
      <text:p text:style-name="P326"/>
      <text:p text:style-name="P327"><text:span text:style-name="T328">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29"><office:annotation office:name="56" xml:id="322556012"><dc:creator>Janka Hauffe</dc:creator><dc:date>2024-09-03T15:33:00</dc:date><meta:creator-initials>JH</meta:creator-initials><text:p text:style-name="P330">If I calculated right shortest time: 3.75 minutes, longest 5.8 without instructions</text:p></office:annotation>around 5<text:s/></text:span><text:span text:style-name="T331"><office:annotation-end office:name="56"/></text:span><text:span text:style-name="T332">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33"><office:annotation office:name="57" xml:id="1574090003"><dc:creator>Janka Hauffe</dc:creator><dc:date>2024-09-04T08:00:00</dc:date><meta:creator-initials>JH</meta:creator-initials><text:p text:style-name="P334">Give example</text:p></office:annotation>, B, Z,<text:s/></text:span><text:span text:style-name="T335"><office:annotation-end office:name="57"/></text:span><text:span text:style-name="T336">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37"><office:annotation office:name="58" xml:id="1080419870"><dc:creator>Janka Hauffe</dc:creator><dc:date>2024-09-03T16:07:00</dc:date><meta:creator-initials>JH</meta:creator-initials><text:p text:style-name="P338">This sentence is not true in my case</text:p></office:annotation>, false alarms, and<text:s/></text:span><text:span text:style-name="T339"><office:annotation-end office:name="58"/></text:span><text:span text:style-name="T340">non-responses were recorded. Age-related changes that might be related to different cognitive processes involved in updating information in working memory (Pelegrina et al., 2015).</text:span><text:span text:style-name="T341"><text:tab/><text:s/></text:span></text:p>
      <text:p text:style-name="P342"><text:span text:style-name="T343">PVT</text:span><text:span text:style-name="T344"><office:annotation><dc:creator>Janka Hauffe</dc:creator><dc:date>2024-08-30T14:20:00</dc:date><meta:creator-initials>JH</meta:creator-initials><text:p text:style-name="P345">Der Psychomotor Vigilance Test (PVT), die Oddball Aufgabe, der Redundant Target Effect (RTE) und</text:p><text:p text:style-name="P346">die n-back Aufgabe sind Reaktionsaufgaben, die an einem Computer im EEG-Labor durchgeführt</text:p><text:p text:style-name="P347">werden. Bei dem PVT müssen die Versuchspersonen so schnell wie möglich einen Knopf drücken,</text:p><text:p text:style-name="P348">sobald ein Timer aus roten Zahlen erscheint. Sobald die Reaktion stattgefunden hat, stoppt der Timer</text:p><text:p text:style-name="P349">14</text:p><text:p text:style-name="P350">und zeigt somit die Reaktionszeit der Versuchsperson an. Die Oddball Aufgabe besteht aus einem</text:p><text:p text:style-name="P351">Zielreiz, einem Distraktorreiz und einem Standardreiz. Die Aufgabe der Versuchsperson ist es, bei</text:p><text:p text:style-name="P352">Erscheinen des Zielreizes so schnell wie möglich einen Knopf zu drücken. Beim RTE kann ein visueller</text:p><text:p text:style-name="P353">oder auditiver Reiz erscheinen oder auch beides gleichzeitig. Sobald einer der Reize erscheint</text:p><text:p text:style-name="P354">(unabhängig von der Bedingung), soll so schnell wie möglich ein Knopf gedrückt werden. Die n-back</text:p><text:p text:style-name="P355">Aufgabe besteht aus zwei Teilen. Auf dem Bildschirm erscheinen Buchstaben. Im ersten Teil sollen</text:p><text:p text:style-name="P356">die Versuchspersonen per Knopfdruck reagieren, wenn ein Buchstabe erscheint, der mit dem</text:p><text:p text:style-name="P357">vorherigen Buchstaben übereinstimmt. Im zweiten Teil sollen die Versuchspersonen per Knopfdruck</text:p><text:p text:style-name="P358">reagieren, wenn ein Buchstabe erscheint, der mit dem vorletzten Buchstaben übereinstimmt.</text:p></office:annotation></text:span></text:p>
      <text:p text:style-name="P359">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60">Reaction time task<text:s/></text:p>
      <text:p text:style-name="P361"><text:span text:style-name="T362">(Drummond et al., 2005) Originally developed in 1985 as a measure of sustained<text:s/></text:span><text:span text:style-name="T363"><office:annotation office:name="60" xml:id="178537002"><dc:creator>Janka Hauffe</dc:creator><dc:date>2024-09-03T13:46:00</dc:date><meta:creator-initials>JH</meta:creator-initials><text:p text:style-name="P364">Dinges DF, Powell JW. Microcomputer analyses of performance on</text:p><text:p text:style-name="P365">a portable, simple visual RT task during sustained operations. Beh</text:p><text:p text:style-name="P366">Res Meth Instr Comp 1985;17:652-5.</text:p></office:annotation>attention</text:span><text:span text:style-name="T367"><office:annotation-end office:name="60"/></text:span><text:span text:style-name="T368">. Studies have demonstrated its sensitivity to sleepiness in clinical and experimental<text:s/></text:span><text:span text:style-name="T369"><office:annotation office:name="61" xml:id="445741648"><dc:creator>Janka Hauffe</dc:creator><dc:date>2024-09-03T13:47:00</dc:date><meta:creator-initials>JH</meta:creator-initials><text:p text:style-name="P370">Dorrian J, Rogers NL, Dinges, DF. Psychomotor vigilance performance:</text:p><text:p text:style-name="P371">a neurocognitive assay sensitive to sleep loss. In: Kushida</text:p><text:p text:style-name="P372">C, ed. Sleep Deprivation: Clinical Issues, Pharmacology and Sleep</text:p><text:p text:style-name="P373">Loss Effects. New York: Marcel Dekker, Inc; 2005:39-70.</text:p></office:annotation>setting</text:span><text:span text:style-name="T374"><office:annotation-end office:name="61"/></text:span><text:span text:style-name="T375">s.<text:s/></text:span></text:p>
      <text:soft-page-break/>
      <text:p text:style-name="P376"><text:span text:style-name="T377">(Molina, Sanabria, Jung &amp; Correa,<text:s/></text:span><text:span text:style-name="T378"><office:annotation office:name="62" xml:id="2129532080"><dc:creator>Janka Hauffe</dc:creator><dc:date>2024-09-03T13:59:00</dc:date><meta:creator-initials>JH</meta:creator-initials><text:p text:style-name="P379">is a straightforward and reliable tool for measuring</text:p><text:p text:style-name="P380">fatigue in humans.</text:p></office:annotation><office:annotation office:name="63" xml:id="1314697649"><dc:creator>Janka Hauffe</dc:creator><dc:date>2024-09-03T13:59:00</dc:date><meta:creator-initials>JH</meta:creator-initials><text:p text:style-name="P381">Might be interesting, when comparring with fatigue score</text:p></office:annotation>201</text:span><text:span text:style-name="T382"><office:annotation-end office:name="62"/></text:span><text:span text:style-name="T383"><office:annotation-end office:name="63"/></text:span><text:span text:style-name="T384">9)</text:span></text:p>
      <text:p text:style-name="P385"><text:span text:style-name="T386">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87"><office:annotation office:name="64" xml:id="646150955"><dc:creator>Janka Hauffe</dc:creator><dc:date>2024-09-03T14:04:00</dc:date><meta:creator-initials>JH</meta:creator-initials><text:p text:style-name="P388">Research on the relationship between EEG signals and PVT performance</text:p><text:p text:style-name="P389">showed that an increment in delta power on frontal and occipital</text:p><text:p text:style-name="P390">areas, and an increment in occipital theta power were associated with</text:p><text:p text:style-name="P391">slower RTs and more frequent lapses (RTs above 500 ms) on sleep-deprived</text:p><text:p text:style-name="P392">subjects (Chua et al., 2012; Hoedlmoser et al., 2011).<text:line-break/>Interesting for EEG/Hypotheses<text:s/></text:p></office:annotation><office:annotation office:name="65" xml:id="1915635809"><dc:creator>Janka Hauffe</dc:creator><dc:date>2024-09-03T14:05:00</dc:date><meta:creator-initials>JH</meta:creator-initials><text:p text:style-name="P393">It is interesting</text:p><text:p text:style-name="P394">to note that frontal and parietal areas have been often related</text:p><text:p text:style-name="P395">to sustained attention and, despite the scarce extant evidence with this</text:p><text:p text:style-name="P396">task, one could expect performance on the PVT to rely on these brain</text:p><text:p text:style-name="P397">areas.</text:p></office:annotation>2019)</text:span><text:span text:style-name="T398"><office:annotation-end office:name="64"/></text:span><text:span text:style-name="T399"><office:annotation-end office:name="65"/></text:span></text:p>
      <text:p text:style-name="P400">(Jakobsen, Sorensen, Rask , Jensen &amp; Kondrup, 2011) Reaction time was related to cognitive function in both healthy subjects and patients. it is valid.</text:p>
      <text:p text:style-name="P401"/>
      <text:p text:style-name="P402"><text:span text:style-name="T403">This study employed a 5-minute version of the PVT, which has been established as a valid alternative to the traditional 10-minute PVT-192 (for assessing fatigue) (Lamond et al., 2008</text:span><text:span text:style-name="T404"><office:annotation office:name="66" xml:id="2040647090"><dc:creator>Janka Hauffe</dc:creator><dc:date>2024-09-12T14:09:00</dc:date><meta:creator-initials>JH</meta:creator-initials><text:p text:style-name="P405"><text:span text:style-name="T406">After receiving instructions, participants underwent a training block of 8 trials to familiarize themselves with the task. Following the training, participants proceeded to the main experiment, which consisted of 50 stimulus presentations.<text:s/></text:span></text:p><text:p text:style-name="P407"><text:line-break/><text:line-break/>or should that be here, before describing the experiment in details?</text:p></office:annotation>).</text:span><text:span text:style-name="CommentReference"><office:annotation-end office:name="66"/></text:span></text:p>
      <text:p text:style-name="P408"><text:span text:style-name="T409">The dynamic stimulus app</text:span><text:span text:style-name="T410"><office:annotation office:name="67" xml:id="1180790133"><dc:creator>Janka Hauffe</dc:creator><dc:date>2024-09-12T14:11:00</dc:date><meta:creator-initials>JH</meta:creator-initials><text:p text:style-name="P411">The PVT was run on an Intel Core 2 Duo PC and a 17″ CRT screen</text:p><text:p text:style-name="P412">with a 60 Hz refresh rate, using E-Prime software (Schneider et al.,</text:p><text:p text:style-name="P413">2001). The target stimulus was a black circle with a red edge (diameter:</text:p><text:p text:style-name="P414">9.15 ° of visual angle at a viewing distance of 50 cm).</text:p></office:annotation><office:annotation office:name="68" xml:id="78013557"><dc:creator>Janka Hauffe</dc:creator><dc:date>2024-09-12T14:11:00</dc:date><meta:creator-initials>JH</meta:creator-initials><text:p text:style-name="P415"><text:span text:style-name="T416">(Basner &amp; Dinges, 2011) <text:s/></text:span></text:p></office:annotation>eared<text:s/></text:span><text:span text:style-name="CommentReference"><office:annotation-end office:name="67"/></text:span><text:span text:style-name="CommentReference"><office:annotation-end office:name="68"/></text:span><text:span text:style-name="T417">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18">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19"/>
      <text:p text:style-name="P420"><text:span text:style-name="T421"><office:annotation office:name="69" xml:id="1959527430"><dc:creator>Janka Hauffe</dc:creator><dc:date>2024-08-30T14:21:00</dc:date><meta:creator-initials>JH</meta:creator-initials><text:p text:style-name="P422">Bei dem Ruhe-EEG sollen die Versuchspersonen lediglich auf einen Fixationspunkt gucken. Nach 5</text:p><text:p text:style-name="P423">Minuten teilt ein Audiosignal der Versuchsperson mit, dass sie nun für die nächsten 5 Minuten die</text:p><text:p text:style-name="P424">Augen schließen sollen. Mit einem letzten Audiosignal wird der Versuch beendet.</text:p></office:annotation>Resting state</text:span><text:span text:style-name="T425"><office:annotation-end office:name="69"/></text:span></text:p>
      <text:p text:style-name="P426">Do I even need to write something here?</text:p>
      <text:p text:style-name="P427">Questionnaires</text:p>
      <text:p text:style-name="P428"><text:tab/>PSQI</text:p>
      <text:p text:style-name="P42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30"/>
      <text:p text:style-name="P431"><text:tab/>HADS</text:p>
      <text:p text:style-name="P432"><text:span text:style-name="T43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34"><office:annotation office:name="70" xml:id="1702582464"><dc:creator>Janka Hauffe</dc:creator><dc:date>2024-08-21T14:42:00</dc:date><meta:creator-initials>JH</meta:creator-initials><text:p text:style-name="P435"><text:s/>Though in some</text:p><text:p text:style-name="P436">studies the original cut-off scores (8+ and 11+) failed to be optimal,</text:p><text:p text:style-name="P437">until now there is no convention concerning the use of other cut-offs.<text:line-break/>- Hinz &amp; Brähler 2011</text:p></office:annotation><office:annotation office:name="71" xml:id="357462382"><dc:creator>Janka Hauffe</dc:creator><dc:date>2024-08-21T14:43:00</dc:date><meta:creator-initials>JH</meta:creator-initials><text:p text:style-name="P438">Symptoms</text:p><text:p text:style-name="P439">relating also to physical disorder, such as dizziness, headache or</text:p><text:p text:style-name="P440">insomnia were not included</text:p></office:annotation>for the<text:s/></text:span><text:span text:style-name="T441"><office:annotation-end office:name="70"/></text:span><text:span text:style-name="T442"><office:annotation-end office:name="71"/></text:span><text:span text:style-name="T443">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44"/>
      <text:p text:style-name="P445"><text:span text:style-name="T446">Zigmond and Snaith (1983), as well as Bjelland, Dahl, Haug, and Neckelmann (2001) and Herrero et al. (2003) recomm</text:span><text:span text:style-name="T447"><office:annotation office:name="72" xml:id="879541063"><dc:creator>Janka Hauffe</dc:creator><dc:date>2024-08-21T12:44:00</dc:date><meta:creator-initials>JH</meta:creator-initials><text:p text:style-name="P448">Zeitform</text:p></office:annotation>ende</text:span><text:span text:style-name="T449"><office:annotation-end office:name="72"/></text:span><text:span text:style-name="T450">d a cut-off score of 8 for both subscales,while a score of ≥8 indicates caseness.<text:s/></text:span></text:p>
      <text:p text:style-name="P451"/>
      <text:soft-page-break/>
      <text:p text:style-name="P452">(Bjelland, Dahl, Haug &amp; Neckelmann, 2001)<text:s/></text:p>
      <text:p text:style-name="P453">In this study the German Version (HADS-D) of the scale was used.<text:s/></text:p>
      <text:p text:style-name="P454"><text:tab/>FACIT-F</text:p>
      <text:p text:style-name="P455"><text:span text:style-name="T456">The 13-item<text:s/></text:span><text:span text:style-name="T457"><office:annotation office:name="73" xml:id="2070944078"><dc:creator>Janka Hauffe</dc:creator><dc:date>2024-08-21T08:33:00</dc:date><meta:creator-initials>JH</meta:creator-initials><text:p text:style-name="P458">Time interval (one week)</text:p></office:annotation>Functional Assessment<text:s/></text:span><text:span text:style-name="T459"><office:annotation-end office:name="73"/></text:span><text:span text:style-name="T460">of Chronic Illness Therapy (FACIT)-Fatigue Scale (FACIT-F; Version 4)</text:span><text:span text:style-name="T461"><office:annotation office:name="74" xml:id="1334894810"><dc:creator>Janka Hauffe</dc:creator><dc:date>2024-07-27T10:36:00</dc:date><meta:creator-initials>JH</meta:creator-initials><text:p text:style-name="P462">Or maybe literature already here? And then maybe again after cancer-related fatigue!?</text:p></office:annotation><text:s/></text:span><text:span text:style-name="T463"><office:annotation-end office:name="74"/></text:span><text:span text:style-name="T46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65"><office:annotation office:name="75" xml:id="1092818260"><dc:creator>Janka Hauffe</dc:creator><dc:date>2024-07-27T10:35:00</dc:date><meta:creator-initials>JH</meta:creator-initials><text:p text:style-name="P466">Again literature here? Not quite sure where exactly it should be</text:p></office:annotation>Yellen et al., 1997),<text:s/></text:span><text:span text:style-name="T467"><office:annotation-end office:name="75"/></text:span><text:span text:style-name="T46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69"><office:annotation><dc:creator>Janka Hauffe</dc:creator><dc:date>2024-07-27T09:35:00</dc:date><meta:creator-initials>JH</meta:creator-initials><text:p text:style-name="P470">Again „uses“ maybe there is a better/other word I could use instead</text:p></office:annotation></text:span><text:span text:style-name="T471"><text:s/>a five-point Likert scale, with total scores ranging from 0 (severe fatigue) to 52 (no fatigue)</text:span><text:span text:style-name="T472"><office:annotation office:name="77" xml:id="543974313"><dc:creator>Janka Hauffe</dc:creator><dc:date>2024-07-27T10:53:00</dc:date><meta:creator-initials>JH</meta:creator-initials><text:p text:style-name="P473">Do I need to mention the literature here again?</text:p></office:annotation>.</text:span><text:span text:style-name="T474"><office:annotation-end office:name="77"/></text:span><text:span text:style-name="T475"><text:s/>Based on general population data, scores ≤30 indicate clinically significant fatigue (Piper &amp; Cella, 2010).</text:span></text:p>
      <text:p text:style-name="P476"/>
      <text:p text:style-name="P477">Cluster analysis</text:p>
      <text:p text:style-name="P478">Cluster Analysis</text:p>
      <text:p text:style-name="P47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80"><text:span text:style-name="T481">Data Preprocessing.<text:s/></text:span><text:span text:style-name="T482">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83"><text:span text:style-name="T484">Cluster Analysis.<text:s/></text:span><text:span text:style-name="T485">A hierarchical cluster analysis will be performed on the preprocessed test data to identify clusters among participants. PVT reaction time, TMT a,<text:s/></text:span><text:soft-page-break/><text:span text:style-name="T486">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87"><text:tab/></text:span></text:p>
      <text:p text:style-name="P488"><text:span text:style-name="T489">Statistical analysis.<text:s/></text:span><text:span text:style-name="T490">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91"/>
      <text:p text:style-name="P492">Alongside the comparisons of demographic, cognitive data, and questionnaire results, the clusters will also be examined for their EEG resting state patterns.</text:p>
      <text:p text:style-name="P493"/>
      <text:p text:style-name="P494">Introduction to cluster analysis (but might need to move that to theoretical background)</text:p>
      <text:p text:style-name="P495">(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text:s/><text:soft-page-break/>within groups (intragroup homogeneity) and (high) heterogeneity between groups (intergroup heterogeneity).<text:s/></text:p>
      <text:p text:style-name="P496">By <text:s/>Cluster analysis is a statistical method/technique used to categorize heterogeneous data into homogeneous groups, reffered to as clusters.<text:s/></text:p>
      <text:p text:style-name="P497">Cluster variables: PVT, TMT, first also n-back but was deleted, since all quite bad performance and a lot of people didn’t understand.<text:s/></text:p>
      <text:p text:style-name="P498">Preprocessing<text:s/></text:p>
      <text:p text:style-name="P499">Data import and initial processing<text:s/></text:p>
      <text:p text:style-name="P500">Code was written in R. Starts by loading necessary R libraries (tidyverse and dplyr)</text:p>
      <text:p text:style-name="P501"><text:span text:style-name="T502">Data impoRTEd from a TSV file (participants.tsv) using read.delim().<text:s/></text:span><text:span text:style-name="T503"><office:annotation office:name="78" xml:id="175514267"><dc:creator>Janka Hauffe</dc:creator><dc:date>2024-09-04T14:31:00</dc:date><meta:creator-initials>JH</meta:creator-initials><text:p text:style-name="P504">Did I put in missing values by hand, when people didn‘t understand the nback task? I think I did</text:p></office:annotation>Missing values<text:s/></text:span><text:span text:style-name="T505"><office:annotation-end office:name="78"/></text:span><text:span text:style-name="T506">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07">Data Cleaning and Preparation</text:p>
      <text:p text:style-name="P508">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09">Outlier Detection and Winsorization or winsorizing, what’s correct here?</text:p>
      <text:p text:style-name="P510"><text:span text:style-name="T511">Outliers are identified and winsorized for the before mentioned cognitive variables. A function winsorize_variable is defined to perform winsorization, replacingvalues beyond 1.5 * IQR with the values at Q1 – 1.5 * IQR or Q3 + 1.5<text:s/></text:span><text:span text:style-name="T512"><office:annotation office:name="79" xml:id="99450381"><dc:creator>Janka Hauffe</dc:creator><dc:date>2024-09-04T11:59:00</dc:date><meta:creator-initials>JH</meta:creator-initials><text:p text:style-name="P513">See Lilys BA</text:p></office:annotation>* IQR</text:span><text:span text:style-name="T514"><office:annotation-end office:name="79"/></text:span><text:span text:style-name="T515">.<text:s/></text:span><text:span text:style-name="T516"><office:annotation office:name="80" xml:id="1498974937"><dc:creator>Janka Hauffe</dc:creator><dc:date>2024-09-04T11:59:00</dc:date><meta:creator-initials>JH</meta:creator-initials><text:p text:style-name="P517">Why?</text:p></office:annotation>Winsorized<text:s/></text:span><text:span text:style-name="T518"><office:annotation-end office:name="80"/></text:span><text:span text:style-name="T519">versions of variables were created with _w suffix. A new winsorized TMT fifference score (TMT_diff_w)<text:s/></text:span><text:span text:style-name="T520"><office:annotation office:name="81" xml:id="856803156"><dc:creator>Janka Hauffe</dc:creator><dc:date>2024-09-04T11:59:00</dc:date><meta:creator-initials>JH</meta:creator-initials><text:p text:style-name="P521">Is or was?</text:p></office:annotation>was</text:span><text:span text:style-name="T522"><office:annotation-end office:name="81"/></text:span><text:span text:style-name="T523"><text:s/>calculated. 4 outliers were detected for PVT reaction time and winsorized. 2 outliers for TMT_a_time. 4 outliers TMT_b</text:span><text:span text:style-name="T524"><office:annotation office:name="82" xml:id="1163741731"><dc:creator>Janka Hauffe</dc:creator><dc:date>2024-09-04T12:04:00</dc:date><meta:creator-initials>JH</meta:creator-initials><text:p text:style-name="P525">Is that detailed enough or do I need to provide even more information? Or maybe an example?</text:p></office:annotation>_time</text:span><text:span text:style-name="T526"><office:annotation-end office:name="82"/></text:span><text:span text:style-name="T527">. A custom function winsorize_variable() was<text:s/></text:span><text:soft-page-break/><text:span text:style-name="T528">implemented to replace extreme values beyound 1.5 times the interquartile range (IQR) with the nearest non-otlier values (Q1 - 1.5 * IQR or Q3 + 1.5 * IQR).</text:span></text:p>
      <text:p text:style-name="P529"><text:span text:style-name="T530">Variable transf</text:span><text:span text:style-name="T531"><office:annotation office:name="83" xml:id="2130506094"><dc:creator>Janka Hauffe</dc:creator><dc:date>2024-09-04T12:38:00</dc:date><meta:creator-initials>JH</meta:creator-initials><text:p text:style-name="P532">Should I already mention here, that this step is important for cluster analysis. Maybe before starting with preprocessing a little introduction to cluster analysis might be good</text:p></office:annotation>ormation</text:span><text:span text:style-name="T533"><office:annotation-end office:name="83"/></text:span></text:p>
      <text:p text:style-name="P534"><text:span text:style-name="T535">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36"><office:annotation office:name="84" xml:id="953214654"><dc:creator>Janka Hauffe</dc:creator><dc:date>2024-09-04T12:20:00</dc:date><meta:creator-initials>JH</meta:creator-initials><text:p text:style-name="P537">Do I need to mention the specific age group means for pvt and tmt?</text:p></office:annotation>Age groups<text:s/></text:span><text:span text:style-name="T538"><office:annotation-end office:name="84"/></text:span><text:span text:style-name="T539">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40"><text:span text:style-name="T54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42"><office:annotation office:name="85" xml:id="1608314377"><dc:creator>Janka Hauffe</dc:creator><dc:date>2024-09-04T12:33:00</dc:date><meta:creator-initials>JH</meta:creator-initials><text:p text:style-name="P543">Why no age groups for this variable?</text:p></office:annotation>n-back<text:s/></text:span><text:span text:style-name="T544"><office:annotation-end office:name="85"/></text:span><text:span text:style-name="T545">miss scores (miss 1 and miss 2) are standardized using the scale() function, creating new variables with _s suffix. When looking at the n-back means in each age groups, no age<text:s/></text:span><text:span text:style-name="T546"><office:annotation office:name="86" xml:id="1737050421"><dc:creator>Janka Hauffe</dc:creator><dc:date>2024-09-04T12:36:00</dc:date><meta:creator-initials>JH</meta:creator-initials><text:p text:style-name="P547">Prove might be needed here</text:p></office:annotation>related trent could<text:s/></text:span><text:span text:style-name="T548"><office:annotation-end office:name="86"/></text:span><text:span text:style-name="T549">be detected, therefore no z-score was calculated for the n-back values, instead was standardized. N-back miss scores were standardized using the scale() function to ensure comparability across variables.<text:s/></text:span></text:p>
      <text:p text:style-name="P550">The final cleaned and processed dataset was saved for further use as a file named “clean_data.Rdata” in the cluster analysis. <text:s/>Saved as an R data file named clean_data.Rdata.</text:p>
      <text:p text:style-name="P551"/>
      <text:p text:style-name="P552">Cluster analysis/hierarchical cluster analysis as headline</text:p>
      <text:p text:style-name="P553"><text:span text:style-name="T554"><office:annotation office:name="87" xml:id="816107576"><dc:creator>Janka Hauffe</dc:creator><dc:date>2024-09-04T16:11:00</dc:date><meta:creator-initials>JH</meta:creator-initials><text:p text:style-name="P555">That would mean that I already gave an introduction on cluster analysis<text:s/></text:p></office:annotation>Hierarchic</text:span><text:span text:style-name="T556"><office:annotation-end office:name="87"/></text:span><text:span text:style-name="T557">al cluster analysis was performed on the preprocessed cognitive test data to identify (potential) subgroups/cl</text:span><text:span text:style-name="T558"><office:annotation office:name="88" xml:id="1210377253"><dc:creator>Janka Hauffe</dc:creator><dc:date>2024-09-04T16:12:00</dc:date><meta:creator-initials>JH</meta:creator-initials><text:p text:style-name="P559">What is my goal? But I guess I will explain that earlier, so no worries</text:p></office:annotation>usters</text:span><text:span text:style-name="T560"><office:annotation-end office:name="88"/></text:span><text:span text:style-name="T561"><text:s/>within the participant pool/among participants. Which packages were loaded? Tidyverse, dplyr, dendextend, ggplot2, gridExtra, purrr, vroom. This approach was employed to uncover/reveal patterns in<text:s/></text:span><text:span text:style-name="T562"><office:annotation office:name="89" xml:id="385577136"><dc:creator>Janka Hauffe</dc:creator><dc:date>2024-09-04T16:15:00</dc:date><meta:creator-initials>JH</meta:creator-initials><text:p text:style-name="P563">Might need to mention that earlier</text:p></office:annotation>cognitive performance<text:s/></text:span><text:span text:style-name="T564"><office:annotation-end office:name="89"/></text:span><text:span text:style-name="T565">of the participants. Cognitive variables were compared as winsorized, standardized, as well as the original scores were compared.<text:s/></text:span></text:p>
      <text:p text:style-name="P566">Only include if good reason to think they will define the clusters. First all cognitive variables, after reduced, why?</text:p>
      <text:soft-page-break/>
      <text:p text:style-name="P567">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68">As the hierarchical<text:s/></text:p>
      <text:p text:style-name="P569"><text:span text:style-name="T570">The first step in the hierarchical cluster analysis process was to compute a distance matrix. In this approach E</text:span><text:span text:style-name="T571"><office:annotation office:name="90" xml:id="521817880"><dc:creator>Janka Hauffe</dc:creator><dc:date>2024-09-04T16:45:00</dc:date><meta:creator-initials>JH</meta:creator-initials><text:p text:style-name="P572">Quadriert?</text:p></office:annotation>uclidea</text:span><text:span text:style-name="T573"><office:annotation-end office:name="90"/></text:span><text:span text:style-name="T57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75"><office:annotation office:name="91" xml:id="1762177815"><dc:creator>Janka Hauffe</dc:creator><dc:date>2024-09-04T17:03:00</dc:date><meta:creator-initials>JH</meta:creator-initials><text:p text:style-name="P576">How detailed? Do I also need to write how I cut the three?<text:s/></text:p></office:annotation><office:annotation office:name="92" xml:id="1030676098"><dc:creator>Janka Hauffe</dc:creator><dc:date>2024-09-04T17:03:00</dc:date><meta:creator-initials>JH</meta:creator-initials><text:p text:style-name="P577">Maybe for now write and maybe later than delete</text:p></office:annotation>was chosen</text:span><text:span text:style-name="T578"><office:annotation-end office:name="91"/></text:span><text:span text:style-name="T579"><office:annotation-end office:name="92"/></text:span><text:span text:style-name="T580">.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81"><office:annotation office:name="93" xml:id="1392319753"><dc:creator>Janka Hauffe</dc:creator><dc:date>2024-09-04T16:33:00</dc:date><meta:creator-initials>JH</meta:creator-initials><text:p text:style-name="P582">I think in results</text:p></office:annotation>result?</text:span><text:span text:style-name="T583"><office:annotation-end office:name="93"/></text:span><text:span text:style-name="T584"><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85"><office:annotation office:name="94" xml:id="1804014967"><dc:creator>Janka Hauffe</dc:creator><dc:date>2024-09-04T16:49:00</dc:date><meta:creator-initials>JH</meta:creator-initials><text:p text:style-name="P586">One cluster stayed the same, no matter which cluster numer was chosen.<text:s/></text:p></office:annotation>was variated</text:span><text:span text:style-name="T587"><office:annotation-end office:name="94"/></text:span><text:span text:style-name="T588">. For adjusted rand index: library(fossil) adjusted rand index calculated with rand.index function.</text:span></text:p>
      <text:p text:style-name="P589"/>
      <text:p text:style-name="P590">Statistical analysis</text:p>
      <text:p text:style-name="P591">Effect size and cohens d were also compared (need to check why)</text:p>
      <text:soft-page-break/>
      <text:p text:style-name="P592">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93">The two clusters where compared<text:s/></text:p>
      <text:p text:style-name="P594">Preprocessing</text:p>
      <text:list text:style-name="LFO1" text:continue-numbering="true">
        <text:list-item>
          <text:p text:style-name="P595">Data import and initial processing</text:p>
        </text:list-item>
      </text:list>
      <text:list text:style-name="LFO2" text:continue-numbering="true">
        <text:list-item>
          <text:p text:style-name="P596">Source of data, how impoRTEd</text:p>
        </text:list-item>
        <text:list-item>
          <text:p text:style-name="P597">Explain initial variable selection and any immediate transformations (e.g. calculating TMT difference)</text:p>
        </text:list-item>
      </text:list>
      <text:list text:style-name="LFO1" text:continue-numbering="true">
        <text:list-item>
          <text:p text:style-name="P598">Data cleaning</text:p>
        </text:list-item>
      </text:list>
      <text:list text:style-name="LFO2" text:continue-numbering="true">
        <text:list-item>
          <text:p text:style-name="P599">How missing values handled</text:p>
        </text:list-item>
        <text:list-item>
          <text:p text:style-name="P600">Explain process of removing rows with missing values in key cognitive variables</text:p>
        </text:list-item>
      </text:list>
      <text:list text:style-name="LFO1" text:continue-numbering="true">
        <text:list-item>
          <text:p text:style-name="P601">Outlier detection and treatment</text:p>
        </text:list-item>
      </text:list>
      <text:list text:style-name="LFO2" text:continue-numbering="true">
        <text:list-item>
          <text:p text:style-name="P602">Winsorization process</text:p>
        </text:list-item>
        <text:list-item>
          <text:p text:style-name="P603">Why winsorization was chosen over other outlier treatment methods</text:p>
        </text:list-item>
      </text:list>
      <text:list text:style-name="LFO1" text:continue-numbering="true">
        <text:list-item>
          <text:p text:style-name="P604">Variable Transformation and Normalization</text:p>
        </text:list-item>
      </text:list>
      <text:list text:style-name="LFO2" text:continue-numbering="true">
        <text:list-item>
          <text:p text:style-name="P605">Describe the creation of age groups</text:p>
        </text:list-item>
        <text:list-item>
          <text:p text:style-name="P606">Explain process of calculating age-adjusted z-scores for cognitive variables</text:p>
        </text:list-item>
        <text:list-item>
          <text:p text:style-name="P607">Describe standardization of N-back miss scores</text:p>
        </text:list-item>
      </text:list>
      <text:p text:style-name="P608">Cluster analysis Methodology</text:p>
      <text:list text:style-name="LFO3" text:continue-numbering="true">
        <text:list-item>
          <text:p text:style-name="P609">Selection of cluster algorithm</text:p>
        </text:list-item>
      </text:list>
      <text:list text:style-name="LFO2" text:continue-numbering="true">
        <text:list-item>
          <text:p text:style-name="P610">Justify your choice of clustering algorithm</text:p>
        </text:list-item>
        <text:list-item>
          <text:p text:style-name="P611">Explain why this algorithm is suitable for your data and research questions</text:p>
        </text:list-item>
      </text:list>
      <text:list text:style-name="LFO3" text:continue-numbering="true">
        <text:list-item>
          <text:p text:style-name="P612">Determination of optimal number of clusters</text:p>
        </text:list-item>
      </text:list>
      <text:list text:style-name="LFO2" text:continue-numbering="true">
        <text:list-item>
          <text:p text:style-name="P613">Describe the method used to determine the optimal number of clusters(e.g., elbow method, silhouette analysis)</text:p>
        </text:list-item>
        <text:list-item>
          <text:p text:style-name="P614">Explain the criteria used for this decision</text:p>
        </text:list-item>
      </text:list>
      <text:list text:style-name="LFO3" text:continue-numbering="true">
        <text:list-item>
          <text:p text:style-name="P615">Implementation of clustering algorithm</text:p>
        </text:list-item>
      </text:list>
      <text:list text:style-name="LFO2" text:continue-numbering="true">
        <text:list-item>
          <text:p text:style-name="P616">Describe the specific steps of chosen clustering algorithm</text:p>
        </text:list-item>
        <text:list-item>
          <text:p text:style-name="P617">Mention any software or libraries used for the analysis</text:p>
        </text:list-item>
      </text:list>
      <text:list text:style-name="LFO3" text:continue-numbering="true">
        <text:list-item>
          <text:p text:style-name="P618">Cluster Validation</text:p>
        </text:list-item>
      </text:list>
      <text:list text:style-name="LFO2" text:continue-numbering="true">
        <text:list-item>
          <text:p text:style-name="P619">Describe the methods used to validate the clustering results (e.g., silhouette coefficient, Davies-Bouldin index)</text:p>
        </text:list-item>
        <text:list-item>
          <text:p text:style-name="P620">Explain why these validation methods were chosen</text:p>
        </text:list-item>
      </text:list>
      <text:p text:style-name="P621">Interpretation and Visualization (not methods) but visualization already in methods or? Maybe in results</text:p>
      <text:list text:style-name="LFO4" text:continue-numbering="true">
        <text:list-item>
          <text:p text:style-name="P622">Cluster Interpretation</text:p>
        </text:list-item>
      </text:list>
      <text:list text:style-name="LFO2" text:continue-numbering="true">
        <text:list-item>
          <text:p text:style-name="P623">Describe how you interpretaed the meaning of each cluster</text:p>
        </text:list-item>
        <text:list-item>
          <text:p text:style-name="P624">Explain any domain knowledge used in this interpretation</text:p>
        </text:list-item>
      </text:list>
      <text:list text:style-name="LFO4" text:continue-numbering="true">
        <text:list-item>
          <text:p text:style-name="P625">Visualization Techniques</text:p>
        </text:list-item>
      </text:list>
      <text:list text:style-name="LFO2" text:continue-numbering="true">
        <text:list-item>
          <text:p text:style-name="P626">Describe any visualization methods used to represent the clusters (e.g., scatter plots, dendrograms)</text:p>
        </text:list-item>
        <text:list-item>
          <text:p text:style-name="P627">Explain how these visualizations aid in understanding the cluster structure<text:s/></text:p>
        </text:list-item>
      </text:list>
      <text:p text:style-name="P628">Limitations and Considerations</text:p>
      <text:list text:style-name="LFO5" text:continue-numbering="true">
        <text:list-item>
          <text:p text:style-name="P629">Discuss any limitations of your chosen methods</text:p>
        </text:list-item>
        <text:list-item>
          <text:p text:style-name="P630">Address potential biases or assumptions in your approach<text:s/></text:p>
        </text:list-item>
      </text:list>
      <text:p text:style-name="P631"><text:span text:style-name="T632"><text:tab/>Goal of cluster analysis<text:s/></text:span><text:span text:style-name="T633">(here or introduction?)</text:span></text:p>
      <text:p text:style-name="P634">Ausgewählte Variablen</text:p>
      <text:p text:style-name="P635">At first, all cognitive data, after reduced to TMT and PVT, why?<text:s/></text:p>
      <text:p text:style-name="P636">Only include if good reason to think they will define the clusters</text:p>
      <text:p text:style-name="P637">Irrelevant or masking variables should be excluded if possible</text:p>
      <text:p text:style-name="P638">At first n-back included, later excluded since<text:line-break/><text:tab/>MoCA excluded, since ..<text:s/></text:p>
      <text:p text:style-name="P639">Missing values were excluded (the participant was excluded if one missing value in RTE, PVT or n-back task.)</text:p>
      <text:p text:style-name="P640">Ausgewählte Objekte</text:p>
      <text:p text:style-name="P641">All participants, some where excluded due to missing data or didn’t understand n-back Task<text:s/></text:p>
      <text:soft-page-break/>
      <text:p text:style-name="P642">How many objects/participants left?</text:p>
      <text:p text:style-name="P643">Gegebenenfalls die eingesetzten Datentransformationen</text:p>
      <text:p text:style-name="P644">z-transformation</text:p>
      <text:p text:style-name="P645">standardisation<text:s/></text:p>
      <text:p text:style-name="P646">winsorizing<text:s/></text:p>
      <text:p text:style-name="P647">Gewählte (Un-)Ähnlichkeitsmaß</text:p>
      <text:p text:style-name="P648">QuadrieRTE(?) euklidische Distanzmaß<text:s/></text:p>
      <text:p text:style-name="P649">Ausgewählte Verfahren (genaue Bezeichnung)</text:p>
      <text:p text:style-name="P650">Ward-method<text:s/></text:p>
      <text:p text:style-name="P651">Eingesetzes Computerprogramm (inkl. Versionsnummer)</text:p>
      <text:p text:style-name="P652">R<text:s/></text:p>
      <text:p text:style-name="P653">Technische Voreinstellungen</text:p>
      <text:p text:style-name="P654">Verwendete Kriterien zur Bestimmung der Clusteranzahl</text:p>
      <text:p text:style-name="P655">Inhaltlich, da zwei verschiedene Gruppen. Later 4 because of k-means<text:s/></text:p>
      <text:p text:style-name="P656">DurchgefühRTE Stabilitätsprüfung</text:p>
      <text:p text:style-name="P657">Für ausgewählze Clusteranzahl noch drei weitere Analysen mit dem Complete-, Single- und Weighted-Average-Linkage gerechnet. Die Übereinstimmung wurde mittels des adjustieRTEn Randindex (Hubert und Arabie 1985) beuRTEilt.<text:s/></text:p>
      <text:p text:style-name="P658">Auch: Wechsel des Algorithmus und Veränderung Gruppenzahl (Ein Cluster bleibt gleich)</text:p>
      <text:p text:style-name="P659">DurchgefühRTE Validitätsprüfung<text:s/></text:p>
      <text:p text:style-name="P660">Zur Validitätsprüfung wurde auf Variablen Z1, Z2 usw. zurückgeriffen</text:p>
      <text:p text:style-name="P661"/>
      <text:p text:style-name="P662">EEG Recording and Analysis</text:p>
      <text:p text:style-name="P663"><text:span text:style-name="T664">For each group (withPCS and withoutPCS), 5 minutes of resting state with eyes open and 5 minutes of resting state with eyes closed were recorded using high-density EEG.</text:span><text:span text:style-name="T665"><office:annotation office:name="95" xml:id="202355802"><dc:creator>Janka Hauffe</dc:creator><dc:date>2024-09-02T10:07:00</dc:date><meta:creator-initials>JH</meta:creator-initials><text:p text:style-name="P666">EEG signals were collected using the 128-channel actiCap System (Brain Products GmbH, Munich, Germany) with electrodes positioned in an equidistant layout, with a sampling rate of 500 Hz and amplitude resolution of 0.1 µV.</text:p></office:annotation><office:annotation office:name="96" xml:id="577194487"><dc:creator>Janka Hauffe</dc:creator><dc:date>2024-09-02T10:12:00</dc:date><meta:creator-initials>JH</meta:creator-initials><text:p text:style-name="P667">As alternative</text:p></office:annotation><text:s/>EEG<text:s/></text:span><text:span text:style-name="T668"><office:annotation-end office:name="95"/></text:span><text:span text:style-name="T669"><office:annotation-end office:name="96"/></text:span><text:span text:style-name="T670">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671"><text:span text:style-name="T672">The sampling rate was 500 Hz with an amplitude resolution<text:s/></text:span><text:span text:style-name="T673"><office:annotation office:name="97" xml:id="1778280993"><dc:creator>Janka Hauffe</dc:creator><dc:date>2024-09-02T10:36:00</dc:date><meta:creator-initials>JH</meta:creator-initials><text:p text:style-name="P674">Delete here and write after eye movement?<text:s/></text:p></office:annotation>of 0.1 µV.<text:s/></text:span><text:span text:style-name="T675"><office:annotation-end office:name="97"/></text:span><text:span text:style-name="T676"><text:s/>Electrolyte gel was applied to improve conductivity between skin and electrodes, ensuring impedances remained below 20 k</text:span><text:span text:style-name="T677">Ω</text:span><text:span text:style-name="T678">.<text:s/></text:span><text:span text:style-name="T679">Eye mo</text:span><text:span text:style-name="T680"><office:annotation office:name="98" xml:id="692384267"><dc:creator>Janka Hauffe</dc:creator><dc:date>2024-09-02T10:39:00</dc:date><meta:creator-initials>JH</meta:creator-initials><text:p text:style-name="P681">Or just: EOG activity was recorded using two dedicated EOG electrodes, placed below each eye.<text:s/></text:p></office:annotation>vements</text:span><text:span text:style-name="T682"><office:annotation-end office:name="98"/></text:span><text:span text:style-name="T683"><text:s/>and changes in the resting potential of the retina<text:s/></text:span><text:soft-page-break/><text:span text:style-name="T684">(EOG activity) were monitored using two EOG electrodes placed below each eye,<text:s/></text:span><text:span text:style-name="T685">with impedances also maintained below 20 k</text:span><text:span text:style-name="T686">Ω</text:span><text:span text:style-name="T687">. In addition, a ground electrode was positioned on the forehead, and a reference electrode was positioned on the tip of the nose. Impedances for both the reference and ground electrode were kept below 5 k</text:span><text:span text:style-name="T688">Ω</text:span><text:span text:style-name="T689">.</text:span></text:p>
      <text:p text:style-name="P690"/>
      <text:p text:style-name="P691"><text:span text:style-name="T692">Preprocessing</text:span></text:p>
      <text:p text:style-name="P693"><text:span text:style-name="T694">Data pr</text:span><text:span text:style-name="T695"><office:annotation office:name="99" xml:id="706428957"><dc:creator>Janka Hauffe</dc:creator><dc:date>2024-09-02T10:41:00</dc:date><meta:creator-initials>JH</meta:creator-initials><text:p text:style-name="P696">Not only preprocessing</text:p></office:annotation>eprocessing</text:span><text:span text:style-name="T697"><office:annotation-end office:name="99"/></text:span><text:span text:style-name="T698"><text:s/>was performed using the FieldTrip toolbox (Fieldtrip-20240504; Oostenveld, Fries, Maris &amp; Schoffelen, 2011) and the EEGLab toolbox (v2024.0; Delorme &amp; Makeig, 2004) in Matlab (</text:span><text:span text:style-name="T699"><office:annotation office:name="100" xml:id="553263756"><dc:creator>Janka Hauffe</dc:creator><dc:date>2024-07-27T11:53:00</dc:date><meta:creator-initials>JH</meta:creator-initials><text:p text:style-name="P700">How to cite that correctly?</text:p></office:annotation><office:annotation office:name="101" xml:id="1285486676"><dc:creator>Lara Godbersen</dc:creator><dc:date>2024-09-03T09:16:00</dc:date><meta:creator-initials>LG</meta:creator-initials><text:p text:style-name="P701">Da habe ich auch unterschiedliche Dinge zu im Internet gesehen. Die Website braucht man aber glaub ich nicht</text:p></office:annotation>v24.1.0.2578822 (R2024a) Mathworks Inc., 2024,<text:s/></text:span><text:span text:style-name="T702">MathWorks® https://de.mathworks.com)</text:span><text:span text:style-name="T703"><office:annotation-end office:name="100"/></text:span><text:span text:style-name="Kommentarzeichen"><office:annotation-end office:name="101"/></text:span><text:span text:style-name="T704">.</text:span></text:p>
      <text:p text:style-name="P705">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706">Filtering and Resampling</text:p>
      <text:p text:style-name="P707"><text:span text:style-name="T708">A finite impulse response (FIR) windowed-sinc (firws) filter was used for both high-pass and low-pass filtering on the continuous data. For<text:s/></text:span><text:span text:style-name="T709"><office:annotation office:name="102" xml:id="1981186669"><dc:creator>Janka Hauffe</dc:creator><dc:date>2024-09-05T20:17:00</dc:date><meta:creator-initials>JH</meta:creator-initials><text:p text:style-name="P710"><text:span text:style-name="T711">Since filters above 0.1 Hz can lead to</text:span></text:p><text:p text:style-name="P712"><text:span text:style-name="T713">an important improvement compared to no filtering (Delorme, 2023</text:span></text:p></office:annotation>high-p</text:span><text:span text:style-name="CommentReference"><office:annotation-end office:name="102"/></text:span><text:span text:style-name="T714">ass filtering, a cut-off frequency of<text:s/></text:span><text:span text:style-name="T715"><office:annotation office:name="103" xml:id="1499223427"><dc:creator>Janka Hauffe</dc:creator><dc:date>2024-09-02T11:27:00</dc:date><meta:creator-initials>JH</meta:creator-initials><text:p text:style-name="P716">Do I need literature?</text:p></office:annotation>0.1 Hz<text:s/></text:span><text:span text:style-name="T717"><office:annotation-end office:name="103"/></text:span><text:span text:style-name="T718">was applied to remove<text:s/></text:span><text:span text:style-name="T719"><office:annotation office:name="104" xml:id="406496571"><dc:creator>Janka Hauffe</dc:creator><dc:date>2024-09-02T11:12:00</dc:date><meta:creator-initials>JH</meta:creator-initials><text:p text:style-name="P720">Does that need to be explained further?</text:p></office:annotation>DC</text:span><text:span text:style-name="T721"><office:annotation-end office:name="104"/></text:span><text:span text:style-name="T722"><text:s/>offset and low-frequency</text:span><text:span text:style-name="T723"><office:annotation office:name="105" xml:id="164399855"><dc:creator>Janka Hauffe</dc:creator><dc:date>2024-09-02T11:11:00</dc:date><meta:creator-initials>JH</meta:creator-initials><text:p text:style-name="P724"><text:span text:style-name="T725">low frequencies ((slow) drifts</text:span></text:p></office:annotation><office:annotation office:name="106" xml:id="1329040552"><dc:creator>Janka Hauffe</dc:creator><dc:date>2024-09-02T11:26:00</dc:date><meta:creator-initials>JH</meta:creator-initials><text:p text:style-name="P726">Add example? Slow drifts caused by for example electrode movement and perspiration</text:p></office:annotation><text:s/>noise<text:s/></text:span><text:span text:style-name="T727"><office:annotation-end office:name="105"/></text:span><text:span text:style-name="T728"><office:annotation-end office:name="106"/></text:span><text:span text:style-name="T729">(slow drifts) (for accurate analysis). Low-pass filtering was performed with a cut-off frequency of<text:s/></text:span><text:span text:style-name="T730"><office:annotation office:name="107" xml:id="254211605"><dc:creator>Janka Hauffe</dc:creator><dc:date>2024-09-02T11:27:00</dc:date><meta:creator-initials>JH</meta:creator-initials><text:p text:style-name="P731">Do I need literature?</text:p></office:annotation><office:annotation office:name="108" xml:id="1758065826"><dc:creator>Janka Hauffe</dc:creator><dc:date>2024-09-02T12:02:00</dc:date><meta:creator-initials>JH</meta:creator-initials><text:p text:style-name="P732">Delorme, 2023; Tanner, Morgan‐Short &amp; Luck, 2015)</text:p></office:annotation>45 Hz<text:s/></text:span><text:span text:style-name="T733"><office:annotation-end office:name="107"/></text:span><text:span text:style-name="T734"><office:annotation-end office:name="108"/></text:span><text:span text:style-name="T735">to eliminate high-</text:span><text:span text:style-name="T736"><office:annotation office:name="109" xml:id="708018872"><dc:creator>Janka Hauffe</dc:creator><dc:date>2024-09-02T11:21:00</dc:date><meta:creator-initials>JH</meta:creator-initials><text:p text:style-name="P737">Such as muscle artifacts and electromagnetic interference (should I mention that as an example here?)</text:p></office:annotation><office:annotation office:name="110" xml:id="1783948709"><dc:creator>Lara Godbersen</dc:creator><dc:date>2024-09-03T09:19:00</dc:date><meta:creator-initials>LG</meta:creator-initials><text:p text:style-name="P738">Ich hab da keine beispiele zu drin</text:p></office:annotation>frequency noise<text:s/></text:span><text:span text:style-name="T739"><office:annotation-end office:name="109"/></text:span><text:span text:style-name="Kommentarzeichen"><office:annotation-end office:name="110"/></text:span><text:span text:style-name="T740">and mitigate potential 50 Hz line noise.<text:s/></text:span></text:p>
      <text:p text:style-name="P741"/>
      <text:p text:style-name="P742"><text:span text:style-name="T743">A finite impulse response<text:s/></text:span><text:span text:style-name="T744"><office:annotation office:name="111" xml:id="2072081059"><dc:creator>Lara Godbersen</dc:creator><dc:date>2024-09-03T09:19:00</dc:date><meta:creator-initials>LG</meta:creator-initials><text:p text:style-name="P745">Hier kannst du jetzt ja einfach die Abkürzungen nur nennen</text:p></office:annotation>(FIR) windowed-sinc (firws)<text:s/></text:span><text:span text:style-name="Kommentarzeichen"><office:annotation-end office:name="111"/></text:span><text:span text:style-name="T746">filter was used for both high-pass and low-pass filtering on the continuous data, (which ensures linear phase response and good frequency resolution). Initially, high-pass filtering was applied with a cut-off frequency<text:s/></text:span><text:span text:style-name="T747"><office:annotation office:name="112" xml:id="180748818"><dc:creator>Janka Hauffe</dc:creator><dc:date>2024-09-06T08:22:00</dc:date><meta:creator-initials>JH</meta:creator-initials><text:p text:style-name="P748"><text:span text:style-name="T749">Subsequently, high-pass filtering was administered. Since filters above 0.1 Hz can lead to</text:span></text:p><text:p text:style-name="P750"><text:span text:style-name="T751">an important improvement compared to no filtering (Delorme, 2023),<text:s/></text:span></text:p></office:annotation>of 0.1<text:s/></text:span><text:span text:style-name="CommentReference"><office:annotation-end office:name="112"/></text:span><text:span text:style-name="T752">Hz to remove<text:s/></text:span><text:span text:style-name="T753"><office:annotation office:name="113" xml:id="1874345768"><dc:creator>Janka Hauffe</dc:creator><dc:date>2024-09-02T11:12:00</dc:date><meta:creator-initials>JH</meta:creator-initials><text:p text:style-name="P754">Does that need to be explained further?</text:p></office:annotation>DC</text:span><text:span text:style-name="T755"><office:annotation-end office:name="113"/></text:span><text:span text:style-name="T756"><text:s/>offset and low-frequency</text:span><text:span text:style-name="T757"><office:annotation office:name="114" xml:id="102664281"><dc:creator>Janka Hauffe</dc:creator><dc:date>2024-09-02T11:11:00</dc:date><meta:creator-initials>JH</meta:creator-initials><text:p text:style-name="P758"><text:span text:style-name="T759">low frequencies ((slow) drifts</text:span></text:p></office:annotation><office:annotation office:name="115" xml:id="569498961"><dc:creator>Janka Hauffe</dc:creator><dc:date>2024-09-02T11:26:00</dc:date><meta:creator-initials>JH</meta:creator-initials><text:p text:style-name="P760">Add example? Slow drifts caused by for example electrode movement and perspiration</text:p></office:annotation><text:s/>noise<text:s/></text:span><text:span text:style-name="T761"><office:annotation-end office:name="114"/></text:span><text:span text:style-name="T762"><office:annotation-end office:name="115"/></text:span><text:span text:style-name="T763">(slow drifts) (for accurate analysis). Following the high-pass filtering, the data was downsampled from<text:s/></text:span><text:span text:style-name="T764"><office:annotation office:name="116" xml:id="907511578"><dc:creator>Lara Godbersen</dc:creator><dc:date>2024-09-03T09:11:00</dc:date><meta:creator-initials>LG</meta:creator-initials><text:p text:style-name="P765">1000 Hz</text:p></office:annotation>100</text:span><text:span text:style-name="Kommentarzeichen"><office:annotation-end office:name="116"/></text:span><text:span text:style-name="T766">0 Hz to 250 Hz. This r</text:span><text:span text:style-name="T767"><office:annotation office:name="117" xml:id="437300888"><dc:creator>Janka Hauffe</dc:creator><dc:date>2024-09-02T12:27:00</dc:date><meta:creator-initials>JH</meta:creator-initials><text:p text:style-name="P768">Do I need to write something about Nyquist frequency?</text:p></office:annotation>esamplin</text:span><text:span text:style-name="T769"><office:annotation office:name="118" xml:id="370762253"><dc:creator>Janka Hauffe</dc:creator><dc:date>2024-09-02T12:32:00</dc:date><meta:creator-initials>JH</meta:creator-initials><text:p text:style-name="P770">The resampling doesn‘t affect the low-pass filtering, right? Could I then maybe first write the part with the filtering and afterward first resampling? Not between high and low filtering?</text:p></office:annotation><office:annotation office:name="119" xml:id="764271394"><dc:creator>Janka Hauffe</dc:creator><dc:date>2024-09-02T12:33:00</dc:date><meta:creator-initials>JH</meta:creator-initials><text:p text:style-name="P771">Or is low-pass filtering not to continuous data but segmental data?<text:s/></text:p></office:annotation>g</text:span><text:span text:style-name="T772"><office:annotation-end office:name="117"/></text:span><text:span text:style-name="T773"><text:s/>step<text:s/></text:span><text:span text:style-name="T774"><office:annotation-end office:name="118"/></text:span><text:span text:style-name="T775"><office:annotation-end office:name="119"/></text:span><text:span text:style-name="T776">was conducted to reduce computational load while maintaining sufficient temporal resolution for subsequent a</text:span><text:span text:style-name="T777"><office:annotation office:name="120" xml:id="1344852130"><dc:creator>Janka Hauffe</dc:creator><dc:date>2024-09-06T08:23:00</dc:date><meta:creator-initials>JH</meta:creator-initials><text:p text:style-name="P778">literature</text:p></office:annotation>nalyses</text:span><text:span text:style-name="CommentReference"><office:annotation-end office:name="120"/></text:span><text:span text:style-name="T779">.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80"><office:annotation office:name="121" xml:id="468880030"><dc:creator>Janka Hauffe</dc:creator><dc:date>2024-09-02T13:00:00</dc:date><meta:creator-initials>JH</meta:creator-initials><text:p text:style-name="P781">Not sure how much I need to go into this</text:p></office:annotation><text:s/>(CAR</text:span><text:span text:style-name="CommentReference"><office:annotation-end office:name="121"/></text:span><text:span text:style-name="T782">) tech</text:span><text:span text:style-name="T783"><office:annotation office:name="122" xml:id="1115762342"><dc:creator>Janka Hauffe</dc:creator><dc:date>2024-09-06T08:24:00</dc:date><meta:creator-initials>JH</meta:creator-initials><text:p text:style-name="P784"><text:span text:style-name="T785">was used in order to remove the influence of the reference<text:s/></text:span></text:p></office:annotation>niqu</text:span><text:span text:style-name="CommentReference"><office:annotation-end office:name="122"/></text:span><text:span text:style-name="T786">e to improve signal quality (Ludwig et al., 2009). <text:s/>As the name<text:s/></text:span><text:soft-page-break/><text:span text:style-name="T787">implies/suggests, an average of the recordings from all electrode sites is computed and used as the reference (Ludwig et al., 2009; Offner, 1950). Reref function was used. The data was converted into the EEGLAB data structure for further processing.<text:s/></text:span></text:p>
      <text:p text:style-name="P788">Artifact removal</text:p>
      <text:p text:style-name="P789"><text:span text:style-name="T790">A</text:span><text:span text:style-name="T791"><office:annotation office:name="123" xml:id="1942621062"><dc:creator>Janka Hauffe</dc:creator><dc:date>2024-09-05T12:37:00</dc:date><meta:creator-initials>JH</meta:creator-initials><text:p text:style-name="P792">One participant with empty dataset (KA14HH)</text:p></office:annotation>fter<text:s/></text:span><text:span text:style-name="CommentReference"><office:annotation-end office:name="123"/></text:span><text:span text:style-name="T793">the initial filtering and<text:s/></text:span><text:span text:style-name="T794"><office:annotation office:name="124" xml:id="1524010345"><dc:creator>Janka Hauffe</dc:creator><dc:date>2024-09-02T13:14:00</dc:date><meta:creator-initials>JH</meta:creator-initials><text:p text:style-name="P795">Do I need to mention, that data was convered to EEGLAB structure?</text:p></office:annotation><office:annotation office:name="125" xml:id="14710055"><dc:creator>Lara Godbersen</dc:creator><dc:date>2024-09-03T09:21:00</dc:date><meta:creator-initials>LG</meta:creator-initials><text:p text:style-name="P796">Ich hab es gemacht, glaube theoretisch muss man das nicht</text:p></office:annotation>resampling,<text:s/></text:span><text:span text:style-name="CommentReference"><office:annotation-end office:name="124"/></text:span><text:span text:style-name="Kommentarzeichen"><office:annotation-end office:name="125"/></text:span><text:span text:style-name="T797">the preprocessing pipeline continued with removing artifacts. First large a</text:span><text:span text:style-name="T798"><office:annotation office:name="126" xml:id="661357274"><dc:creator>Janka Hauffe</dc:creator><dc:date>2024-09-06T08:27:00</dc:date><meta:creator-initials>JH</meta:creator-initials><text:p text:style-name="P799">Data was cleaned</text:p></office:annotation>rtifacts</text:span><text:span text:style-name="CommentReference"><office:annotation-end office:name="126"/></text:span><text:span text:style-name="T800"><text:s/>(including the removal of flat-line channels, noisy channels, and short-time bursts of noise) were removed from the data using the EEGLAB <text:s/>pop_clean_rawdata function with specific<text:s/></text:span><text:span text:style-name="T801"><office:annotation office:name="127" xml:id="549331840"><dc:creator>Janka Hauffe</dc:creator><dc:date>2024-09-06T08:28:00</dc:date><meta:creator-initials>JH</meta:creator-initials><text:p text:style-name="P802"><text:span text:style-name="T803">the following cri-</text:span></text:p><text:p text:style-name="P804"><text:span text:style-name="T805">teria: The Flatline Criterion was set to 5 meaning that channels<text:s/></text:span><text:span text:style-name="T806">who</text:span><text:span text:style-name="T807"><text:s/>showed a flat line for</text:span></text:p><text:p text:style-name="P808"><text:span text:style-name="T809">at least 5 seconds would be removed. A flat line can indicate bad electrode connection. The</text:span></text:p><text:p text:style-name="P810"><text:span text:style-name="T811">Channel Criterion was set to 0.85, excluding all channels that had high variance values for at</text:span></text:p><text:p text:style-name="P812"><text:span text:style-name="T813">least 85 % of the recorded time. This was supposed to detect and eliminate noisy channels.</text:span></text:p><text:p text:style-name="P814"><text:span text:style-name="T815">The Burst Criterion was set to 100, meaning that artifact-burst that have a higher than 100 SD</text:span></text:p><text:p text:style-name="P816"><text:span text:style-name="T817">amplitude compared to neighbouring segments are removed. Bursts of such high amplitude</text:span></text:p><text:p text:style-name="P818"><text:span text:style-name="T819">are thought not to reflect brain signals. The Window Criterion was set to 0.4, meaning that</text:span></text:p><text:p text:style-name="P820"><text:span text:style-name="T821">a data window where over 40 % of all channels have been marked as noisy/bad, would be</text:span></text:p><text:p text:style-name="P822"><text:span text:style-name="T823">excluded. This helped detecting periods in time that contain a lot of artifacts simultaneously.</text:span></text:p><text:p text:style-name="P824"><text:span text:style-name="T825">CAR was applied one more time.</text:span></text:p></office:annotation>parameter</text:span><text:span text:style-name="CommentReference"><office:annotation-end office:name="127"/></text:span><text:span text:style-name="T826">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27"><office:annotation office:name="128" xml:id="1479522644"><dc:creator>Janka Hauffe</dc:creator><dc:date>2024-09-06T08:29:00</dc:date><meta:creator-initials>JH</meta:creator-initials><text:p text:style-name="P828">True?</text:p></office:annotation><text:s/>Euclidean<text:s/></text:span><text:span text:style-name="CommentReference"><office:annotation-end office:name="128"/></text:span><text:span text:style-name="T829">distance was used for similarity calculations, and the removals of high-amplitude data bursts were enabled.<text:s/></text:span><text:span text:style-name="T830">Again the CAR technique was applied to re-reference the data (after removing large artifacts), providing a more spatially uniform reference and minimizing the influence of the original reference electrode across all</text:span><text:span text:style-name="T831"><office:annotation office:name="129" xml:id="988264728"><dc:creator>Janka Hauffe</dc:creator><dc:date>2024-09-06T08:30:00</dc:date><meta:creator-initials>JH</meta:creator-initials><text:p text:style-name="P832">Might not need to go in detail again, since I already said that the first time CAR was used</text:p></office:annotation><text:s/>channels</text:span><text:span text:style-name="CommentReference"><office:annotation-end office:name="129"/></text:span><text:span text:style-name="T833">. This time, the EEGLAB pop_reref function was used/utilized. Secondly, Independent Component Analysis (</text:span><text:span text:style-name="T834"><office:annotation office:name="130" xml:id="1315209049"><dc:creator>Janka Hauffe</dc:creator><dc:date>2024-09-06T08:31:00</dc:date><meta:creator-initials>JH</meta:creator-initials><text:p text:style-name="P835"><text:span text:style-name="T836">Automatic artifact rejection should be preferred over the manual one</text:span></text:p><text:p text:style-name="P837"><text:span text:style-name="T838">since research requires standardization (Miljevic et al., 2022).<text:s/></text:span></text:p></office:annotation>ICA)<text:s/></text:span><text:span text:style-name="CommentReference"><office:annotation-end office:name="130"/></text:span><text:span text:style-name="T839">(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40"><office:annotation office:name="131" xml:id="846415039"><dc:creator>Janka Hauffe</dc:creator><dc:date>2024-09-06T08:31:00</dc:date><meta:creator-initials>JH</meta:creator-initials><text:p text:style-name="P841">Important?</text:p></office:annotation>option enabled</text:span><text:span text:style-name="CommentReference"><office:annotation-end office:name="131"/></text:span><text:span text:style-name="T842">.<text:s/></text:span><text:span text:style-name="T843"><office:annotation office:name="132" xml:id="193555258"><dc:creator>Lara Godbersen</dc:creator><dc:date>2024-09-03T09:23:00</dc:date><meta:creator-initials>LG</meta:creator-initials><text:p text:style-name="P84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32"/></text:span><text:span text:style-name="T845">This approach decomposes the EEG signal into independent components, potentially separating artifacts from neural activity. The resulting ICA weights, which represent the transformation matrix for this decomposition, were saved in a separate file.</text:span></text:p>
      <text:p text:style-name="P846"><text:span text:style-name="T847">Automatic component rejection was implemented</text:span><text:span text:style-name="T848"><office:annotation office:name="133" xml:id="1095818188"><dc:creator>Janka Hauffe</dc:creator><dc:date>2024-09-06T08:33:00</dc:date><meta:creator-initials>JH</meta:creator-initials><text:p text:style-name="P849"><text:span text:style-name="T850">Automatic artifact rejection should be preferred over the manual one</text:span></text:p><text:p text:style-name="P851"><text:span text:style-name="T852">since research requires standardization (Miljevic et al., 2022). That is why ICLabel was used,</text:span></text:p><text:p text:style-name="P853"><text:span text:style-name="T854">which is a tool that automatically detects and removes non-brain components (Pion-Tonachini</text:span></text:p><text:p text:style-name="P855"><text:span text:style-name="T856">et al., 2019). Components exceeding a<text:s/></text:span><text:span text:style-name="T857">80%</text:span><text:span text:style-name="T858"><text:s/>probability of being muscle activity and a<text:s/></text:span><text:span text:style-name="T859">50%</text:span></text:p><text:p text:style-name="P860"><text:span text:style-name="T861">probability of being eye movements were rejected. The two EOG channels were removed after</text:span></text:p><text:p text:style-name="P862"><text:span text:style-name="T863">the ICA.</text:span></text:p></office:annotation><text:s/>using<text:s/></text:span><text:span text:style-name="CommentReference"><office:annotation-end office:name="133"/></text:span><text:span text:style-name="T864"><office:annotation office:name="134" xml:id="229474263"><dc:creator>Lara Godbersen</dc:creator><dc:date>2024-09-03T09:25:00</dc:date><meta:creator-initials>LG</meta:creator-initials><text:p text:style-name="P865">Da würde ich die Quelle dazu zitieren: ICLabel: An automated electroencephalographic independent component classifier, dataset, and website (Pion-Tonachini und andere 2019)</text:p></office:annotation>ICALabel</text:span><text:span text:style-name="Kommentarzeichen"><office:annotation-end office:name="134"/></text:span><text:span text:style-name="T866">.<text:s/></text:span><text:span text:style-name="T867">Thresholds were set at probabilities of 0.8 <text:s/>(80%) for<text:s/></text:span><text:span text:style-name="T868"><office:annotation office:name="135" xml:id="1436026247"><dc:creator>Janka Hauffe</dc:creator><dc:date>2024-09-05T11:42:00</dc:date><meta:creator-initials>JH</meta:creator-initials><text:p text:style-name="P869">Das hatte ich falsch</text:p></office:annotation>muscle-related<text:s/></text:span><text:span text:style-name="CommentReference"><office:annotation-end office:name="135"/></text:span><text:span text:style-name="T870">components and 0.5 (50%) for eye</text:span><text:span text:style-name="T871"><office:annotation office:name="136" xml:id="1685841258"><dc:creator>Janka Hauffe</dc:creator><dc:date>2024-09-05T11:41:00</dc:date><meta:creator-initials>JH</meta:creator-initials><text:p text:style-name="P872">Eye not heart</text:p></office:annotation>-related<text:s/></text:span><text:span text:style-name="CommentReference"><office:annotation-end office:name="136"/></text:span><text:span text:style-name="T873">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874"><office:annotation office:name="137" xml:id="1451836477"><dc:creator>Janka Hauffe</dc:creator><dc:date>2024-09-06T08:34:00</dc:date><meta:creator-initials>JH</meta:creator-initials><text:p text:style-name="P875">How many good channels were left in both groups?</text:p></office:annotation>eckset</text:span><text:span text:style-name="CommentReference"><office:annotation-end office:name="137"/></text:span><text:span text:style-name="T876">. Thirdly and</text:span><text:span text:style-name="T877"><office:annotation office:name="138" xml:id="233158078"><dc:creator>Janka Hauffe</dc:creator><dc:date>2024-09-06T08:34:00</dc:date><meta:creator-initials>JH</meta:creator-initials><text:p text:style-name="P878"><text:span text:style-name="T879">Detecting and excluding bad channels is<text:s/></text:span><text:span text:style-name="T880">very</text:span><text:span text:style-name="T881"><text:s/>important (Delorme, 2023).<text:s/></text:span></text:p></office:annotation><text:s/>finally</text:span><text:span text:style-name="CommentReference"><office:annotation-end office:name="138"/></text:span><text:span text:style-name="T882">, an additional artifacts removed step was implemented to<text:s/></text:span><text:soft-page-break/><text:span text:style-name="T883">address any remaining problematic channels. This process involved a statistical approach to identify outlier channels based on their signal characteristics. The standard<text:s/></text:span><text:span text:style-name="T884"><office:annotation office:name="139" xml:id="2077561617"><dc:creator>Janka Hauffe</dc:creator><dc:date>2024-09-06T08:35:00</dc:date><meta:creator-initials>JH</meta:creator-initials><text:p text:style-name="P885"><text:span text:style-name="T886">This resulted in,</text:span></text:p><text:p text:style-name="P887"><text:span text:style-name="T888">on average 105.9 good channels in the with PCS group (SD = 13.4, Range = 75 - 120) and on</text:span></text:p><text:p text:style-name="P889"><text:span text:style-name="T890">average 106.3 good channels in the without PCS group (SD = 9.4, Range = 90 - 121). This cor-</text:span></text:p><text:p text:style-name="P891"><text:span text:style-name="T892">responds to approximately 84 % good channels in both groups. Subsequently, it is important</text:span></text:p><text:p text:style-name="P893"><text:span text:style-name="T894">to interpolate every previously excluded channel, where EEGLAB’s pop_interp function with</text:span></text:p><text:p text:style-name="P895"><text:span text:style-name="T896">a default of spherical interpolation was used.<text:s/></text:span></text:p></office:annotation>deviati</text:span><text:span text:style-name="CommentReference"><office:annotation-end office:name="139"/></text:span><text:span text:style-name="T897">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898"><text:span text:style-name="T899">Interpolate bad<text:s/></text:span><text:span text:style-name="T900"><office:annotation office:name="140" xml:id="1180827146"><dc:creator>Janka Hauffe</dc:creator><dc:date>2024-09-06T08:36:00</dc:date><meta:creator-initials>JH</meta:creator-initials><text:p text:style-name="P901"><text:span text:style-name="T902">. Subsequently, it is important</text:span></text:p><text:p text:style-name="P903"><text:span text:style-name="T904">to interpolate every previously excluded channel, where EEGLAB’s pop_interp function with</text:span></text:p><text:p text:style-name="P905"><text:span text:style-name="T906">a default of spherical interpolation was used. It was made sure that the interpolated channels</text:span></text:p><text:p text:style-name="P907"><text:span text:style-name="T908">were inserted into the original channel order. Correspondingly, it means that on average 16 %</text:span></text:p><text:p text:style-name="P909"><text:span text:style-name="T910">of the channels in each group were interpolated.</text:span></text:p></office:annotation>channels<text:s/></text:span><text:span text:style-name="CommentReference"><office:annotation-end office:name="140"/></text:span></text:p>
      <text:p text:style-name="P911"><text:span text:style-name="T912">Epoch length and<text:s/></text:span><text:span text:style-name="T913"><office:annotation office:name="141" xml:id="1742555405"><dc:creator>Janka Hauffe</dc:creator><dc:date>2024-09-06T08:39:00</dc:date><meta:creator-initials>JH</meta:creator-initials><text:p text:style-name="P914"><text:span text:style-name="T915">For the<text:s/></text:span><text:span text:style-name="T916">restingstate</text:span><text:span text:style-name="T917"><text:s/>delta power longer segments are<text:s/></text:span><text:span text:style-name="T918">preferred</text:span><text:span text:style-name="T919">, which is why in the prepro-</text:span></text:p><text:p text:style-name="P920"><text:span text:style-name="T921">cessing for the delta and beta power, the data was cut into 5 s epochs. The maximum would be</text:span></text:p><text:p text:style-name="P922"><text:span text:style-name="T923">60 good epochs here. The preprocessing and<text:s/></text:span><text:span text:style-name="T924">age matching</text:span><text:span text:style-name="T925"><text:s/>resulted in on average 40.7 good</text:span></text:p><text:p text:style-name="P926"><text:span text:style-name="T927">epochs (SD = 11.9, Range 15 - 60) in the with PCS group and an average 43.2 good epochs</text:span></text:p><text:p text:style-name="P928"><text:span text:style-name="T929">(SD = 11.1, Range 21 - 60) in the without PCS group, t(43.38) = -0.73, p = .47, d = -.22.</text:span></text:p></office:annotation>number</text:span><text:span text:style-name="CommentReference"><office:annotation-end office:name="141"/></text:span></text:p>
      <text:p text:style-name="P930"/>
      <text:p text:style-name="P931"/>
      <text:p text:style-name="P932">Discussion</text:p>
      <text:p text:style-name="P933">The current study examined the ….</text:p>
      <text:p text:style-name="P934"><text:span text:style-name="T935">TMT is a valid test (S</text:span><text:span text:style-name="T936">ánchez-Cubillo et al.,<text:s/></text:span><text:span text:style-name="T937"><office:annotation office:name="142" xml:id="1273253096"><dc:creator>Janka Hauffe</dc:creator><dc:date>2024-09-03T12:07:00</dc:date><meta:creator-initials>JH</meta:creator-initials><text:p text:style-name="P938">However, caution must be taken when trying to generalize</text:p><text:p text:style-name="P939">the present results to clinical populations since patients</text:p><text:p text:style-name="P940">may be using compensatory strategies to complete the test</text:p><text:p text:style-name="P941">(Jefferson et al., 2006 ; Spikman et al., 2001 ).<text:line-break/><text:line-break/>Might be good for discussion</text:p></office:annotation>2009).</text:span><text:span text:style-name="T942"><office:annotation-end office:name="142"/></text:span></text:p>
      <text:p text:style-name="P9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10-15T10:37:00Z</dc:date>
    <meta:template xlink:href="Normal.dotm" xlink:type="simple"/>
    <meta:editing-cycles>138</meta:editing-cycles>
    <meta:editing-duration>PT0S</meta:editing-duration>
    <meta:user-defined meta:name="GrammarlyDocumentId">8aae616a-024f-4016-9886-9149baed4a93</meta:user-defined>
    <meta:document-statistic meta:page-count="19" meta:paragraph-count="85" meta:word-count="5847" meta:character-count="42600" meta:row-count="306" meta:non-whitespace-character-count="36838"/>
  </office:meta>
</office:document-meta>
</file>